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Microsoft JhengHei" svg:font-family="&quot;Microsoft JhengHe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Percent" style:data-style-name="N14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14375cm" style:use-optimal-column-width="true"/>
    </style:style>
    <style:style style:name="co2" style:family="table-column">
      <style:table-column-properties fo:break-before="auto" style:column-width="4.51555555555556cm" style:use-optimal-column-width="true"/>
    </style:style>
    <style:style style:name="co3" style:family="table-column">
      <style:table-column-properties fo:break-before="auto" style:column-width="3.98638888888889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2.61055555555556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46944444444444cm" style:use-optimal-column-width="true"/>
    </style:style>
    <style:style style:name="co8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3">
            <text:p>Demand</text:p>
          </table:table-cell>
          <table:table-cell office:value-type="string" table:style-name="ce5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2">
            <text:p><text:span text:style-name="T1">圓⼭⼤飯店</text:span></text:p>
          </table:table-cell>
          <table:table-cell office:value-type="string" table:style-name="ce3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11797" table:style-name="ce2">
            <text:p>11797</text:p>
          </table:table-cell>
          <table:table-cell office:value-type="string" table:style-name="ce2">
            <text:p><text:span text:style-name="T2">84.26%</text:span></text:p>
          </table:table-cell>
          <table:table-cell office:value-type="float" office:value="4271" table:style-name="ce2">
            <text:p>4271</text:p>
          </table:table-cell>
          <table:table-cell office:value-type="float" office:value="50389369" table:style-name="ce2">
            <text:p>50389369</text:p>
          </table:table-cell>
          <table:table-cell office:value-type="float" office:value="57980978" table:style-name="ce2">
            <text:p>57980978</text:p>
          </table:table-cell>
          <table:table-cell office:value-type="float" office:value="117971425" table:style-name="ce1">
            <text:p>11797142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2">The</text:span><text:span text:style-name="T2"><text:s/>Grand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1">國賓⼤飯店</text:span></text:p>
          </table:table-cell>
          <table:table-cell office:value-type="string" table:style-name="ce3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8318" table:style-name="ce2">
            <text:p>8318</text:p>
          </table:table-cell>
          <table:table-cell office:value-type="string" table:style-name="ce2">
            <text:p><text:span text:style-name="T2">70.40%</text:span></text:p>
          </table:table-cell>
          <table:table-cell office:value-type="float" office:value="3460" table:style-name="ce2">
            <text:p>3460</text:p>
          </table:table-cell>
          <table:table-cell office:value-type="float" office:value="28776666" table:style-name="ce2">
            <text:p>28776666</text:p>
          </table:table-cell>
          <table:table-cell office:value-type="float" office:value="86621613" table:style-name="ce2">
            <text:p>86621613</text:p>
          </table:table-cell>
          <table:table-cell office:value-type="float" office:value="123207387" table:style-name="ce1">
            <text:p>12320738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2">The</text:span><text:span text:style-name="T2"><text:s/>Ambassador</text:span><text:span text:style-name="T2"><text:s/>Hotel-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1">台北華國⼤飯店</text:span></text:p>
          </table:table-cell>
          <table:table-cell office:value-type="string" table:style-name="ce3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7293" table:style-name="ce2">
            <text:p>7293</text:p>
          </table:table-cell>
          <table:table-cell office:value-type="string" table:style-name="ce2">
            <text:p><text:span text:style-name="T2">79.90%</text:span></text:p>
          </table:table-cell>
          <table:table-cell office:value-type="float" office:value="2673" table:style-name="ce2">
            <text:p>2673</text:p>
          </table:table-cell>
          <table:table-cell office:value-type="float" office:value="19490615" table:style-name="ce2">
            <text:p>19490615</text:p>
          </table:table-cell>
          <table:table-cell office:value-type="float" office:value="11199940" table:style-name="ce2">
            <text:p>11199940</text:p>
          </table:table-cell>
          <table:table-cell office:value-type="float" office:value="34808587" table:style-name="ce1">
            <text:p>3480858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2">Imperial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1">華泰王⼦⼤飯店</text:span></text:p>
          </table:table-cell>
          <table:table-cell office:value-type="string" table:style-name="ce3">
            <text:p>Taipei</text:p>
          </table:table-cell>
          <table:table-cell office:value-type="float" office:value="213" table:style-name="ce2">
            <text:p>213</text:p>
          </table:table-cell>
          <table:table-cell office:value-type="float" office:value="4032" table:style-name="ce2">
            <text:p>4032</text:p>
          </table:table-cell>
          <table:table-cell office:value-type="string" table:style-name="ce2">
            <text:p><text:span text:style-name="T2">67.61%</text:span></text:p>
          </table:table-cell>
          <table:table-cell office:value-type="float" office:value="2708" table:style-name="ce2">
            <text:p>2708</text:p>
          </table:table-cell>
          <table:table-cell office:value-type="float" office:value="10918928" table:style-name="ce2">
            <text:p>10918928</text:p>
          </table:table-cell>
          <table:table-cell office:value-type="float" office:value="13295360" table:style-name="ce2">
            <text:p>13295360</text:p>
          </table:table-cell>
          <table:table-cell office:value-type="float" office:value="27567770" table:style-name="ce1">
            <text:p>2756777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2">GLORIA</text:span><text:span text:style-name="T2"><text:s/>PRINCE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1">國王⼤飯店</text:span></text:p>
          </table:table-cell>
          <table:table-cell office:value-type="string" table:style-name="ce3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1902" table:style-name="ce2">
            <text:p>1902</text:p>
          </table:table-cell>
          <table:table-cell office:value-type="string" table:style-name="ce2">
            <text:p><text:span text:style-name="T2">70.03%</text:span></text:p>
          </table:table-cell>
          <table:table-cell office:value-type="float" office:value="1498" table:style-name="ce2">
            <text:p>1498</text:p>
          </table:table-cell>
          <table:table-cell office:value-type="float" office:value="2848304" table:style-name="ce2">
            <text:p>2848304</text:p>
          </table:table-cell>
          <table:table-cell office:value-type="float" office:value="808237" table:style-name="ce2">
            <text:p>808237</text:p>
          </table:table-cell>
          <table:table-cell office:value-type="float" office:value="3742937" table:style-name="ce1">
            <text:p>374293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2">Emperor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1">豪景⼤酒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4287" table:style-name="ce2">
            <text:p>4287</text:p>
          </table:table-cell>
          <table:table-cell office:value-type="string" table:style-name="ce2">
            <text:p><text:span text:style-name="T2">73.26%</text:span></text:p>
          </table:table-cell>
          <table:table-cell office:value-type="float" office:value="2303" table:style-name="ce2">
            <text:p>2303</text:p>
          </table:table-cell>
          <table:table-cell office:value-type="float" office:value="9873068" table:style-name="ce2">
            <text:p>9873068</text:p>
          </table:table-cell>
          <table:table-cell office:value-type="float" office:value="2045321" table:style-name="ce2">
            <text:p>2045321</text:p>
          </table:table-cell>
          <table:table-cell office:value-type="float" office:value="12249669" table:style-name="ce1">
            <text:p>122496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2">Hotel</text:span><text:span text:style-name="T2"><text:s/>Riverview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1">台北凱撒⼤飯店</text:span></text:p>
          </table:table-cell>
          <table:table-cell office:value-type="string" table:style-name="ce3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11679" table:style-name="ce2">
            <text:p>11679</text:p>
          </table:table-cell>
          <table:table-cell office:value-type="string" table:style-name="ce2">
            <text:p><text:span text:style-name="T2">87.26%</text:span></text:p>
          </table:table-cell>
          <table:table-cell office:value-type="float" office:value="3545" table:style-name="ce2">
            <text:p>3545</text:p>
          </table:table-cell>
          <table:table-cell office:value-type="float" office:value="41406394" table:style-name="ce2">
            <text:p>41406394</text:p>
          </table:table-cell>
          <table:table-cell office:value-type="float" office:value="22609524" table:style-name="ce2">
            <text:p>22609524</text:p>
          </table:table-cell>
          <table:table-cell office:value-type="float" office:value="68799740" table:style-name="ce1">
            <text:p>6879974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2">Caesar</text:span><text:span text:style-name="T2"><text:s/>Park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1">康華⼤飯店</text:span></text:p>
          </table:table-cell>
          <table:table-cell office:value-type="string" table:style-name="ce3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3580" table:style-name="ce2">
            <text:p>3580</text:p>
          </table:table-cell>
          <table:table-cell office:value-type="string" table:style-name="ce2">
            <text:p><text:span text:style-name="T2">59.47%</text:span></text:p>
          </table:table-cell>
          <table:table-cell office:value-type="float" office:value="2495" table:style-name="ce2">
            <text:p>2495</text:p>
          </table:table-cell>
          <table:table-cell office:value-type="float" office:value="8933224" table:style-name="ce2">
            <text:p>8933224</text:p>
          </table:table-cell>
          <table:table-cell office:value-type="float" office:value="14653264" table:style-name="ce2">
            <text:p>14653264</text:p>
          </table:table-cell>
          <table:table-cell office:value-type="float" office:value="24504867" table:style-name="ce1">
            <text:p>2450486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<text:span text:style-name="T2">Golden</text:span><text:span text:style-name="T2"><text:s/>Chin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神旺⼤飯店</text:span></text:p>
          </table:table-cell>
          <table:table-cell office:value-type="string" table:style-name="ce3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6700" table:style-name="ce2">
            <text:p>6700</text:p>
          </table:table-cell>
          <table:table-cell office:value-type="string" table:style-name="ce2">
            <text:p><text:span text:style-name="T2">89.29%</text:span></text:p>
          </table:table-cell>
          <table:table-cell office:value-type="float" office:value="2432" table:style-name="ce2">
            <text:p>2432</text:p>
          </table:table-cell>
          <table:table-cell office:value-type="float" office:value="16295375" table:style-name="ce2">
            <text:p>16295375</text:p>
          </table:table-cell>
          <table:table-cell office:value-type="float" office:value="36102676" table:style-name="ce2">
            <text:p>36102676</text:p>
          </table:table-cell>
          <table:table-cell office:value-type="float" office:value="56815308" table:style-name="ce1">
            <text:p>568153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an</text:span><text:span text:style-name="T2"><text:s/>Want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兄弟⼤飯店</text:span></text:p>
          </table:table-cell>
          <table:table-cell office:value-type="string" table:style-name="ce3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4589" table:style-name="ce2">
            <text:p>4589</text:p>
          </table:table-cell>
          <table:table-cell office:value-type="string" table:style-name="ce2">
            <text:p><text:span text:style-name="T2">65.56%</text:span></text:p>
          </table:table-cell>
          <table:table-cell office:value-type="float" office:value="3423" table:style-name="ce2">
            <text:p>3423</text:p>
          </table:table-cell>
          <table:table-cell office:value-type="float" office:value="15706468" table:style-name="ce2">
            <text:p>15706468</text:p>
          </table:table-cell>
          <table:table-cell office:value-type="float" office:value="55194738" table:style-name="ce2">
            <text:p>55194738</text:p>
          </table:table-cell>
          <table:table-cell office:value-type="float" office:value="76822851" table:style-name="ce1">
            <text:p>768228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rother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三德⼤飯店</text:span></text:p>
          </table:table-cell>
          <table:table-cell office:value-type="string" table:style-name="ce3">
            <text:p>Taipei</text:p>
          </table:table-cell>
          <table:table-cell office:value-type="float" office:value="258" table:style-name="ce2">
            <text:p>258</text:p>
          </table:table-cell>
          <table:table-cell office:value-type="float" office:value="4134" table:style-name="ce2">
            <text:p>4134</text:p>
          </table:table-cell>
          <table:table-cell office:value-type="string" table:style-name="ce2">
            <text:p><text:span text:style-name="T2">57.23%</text:span></text:p>
          </table:table-cell>
          <table:table-cell office:value-type="float" office:value="2198" table:style-name="ce2">
            <text:p>2198</text:p>
          </table:table-cell>
          <table:table-cell office:value-type="float" office:value="9085066" table:style-name="ce2">
            <text:p>9085066</text:p>
          </table:table-cell>
          <table:table-cell office:value-type="float" office:value="5960519" table:style-name="ce2">
            <text:p>5960519</text:p>
          </table:table-cell>
          <table:table-cell office:value-type="float" office:value="16289744" table:style-name="ce1">
            <text:p>162897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antos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亞都麗緻⼤飯店</text:span></text:p>
          </table:table-cell>
          <table:table-cell office:value-type="string" table:style-name="ce3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3582" table:style-name="ce2">
            <text:p>3582</text:p>
          </table:table-cell>
          <table:table-cell office:value-type="string" table:style-name="ce2">
            <text:p><text:span text:style-name="T2">61.21%</text:span></text:p>
          </table:table-cell>
          <table:table-cell office:value-type="float" office:value="4229" table:style-name="ce2">
            <text:p>4229</text:p>
          </table:table-cell>
          <table:table-cell office:value-type="float" office:value="15148977" table:style-name="ce2">
            <text:p>15148977</text:p>
          </table:table-cell>
          <table:table-cell office:value-type="float" office:value="13604750" table:style-name="ce2">
            <text:p>13604750</text:p>
          </table:table-cell>
          <table:table-cell office:value-type="float" office:value="33656152" table:style-name="ce1">
            <text:p>336561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Landis</text:span><text:span text:style-name="T2"><text:s/>Taipei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國聯⼤飯店</text:span></text:p>
          </table:table-cell>
          <table:table-cell office:value-type="string" table:style-name="ce3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3563" table:style-name="ce2">
            <text:p>3563</text:p>
          </table:table-cell>
          <table:table-cell office:value-type="string" table:style-name="ce2">
            <text:p><text:span text:style-name="T2">52.37%</text:span></text:p>
          </table:table-cell>
          <table:table-cell office:value-type="float" office:value="2264" table:style-name="ce2">
            <text:p>2264</text:p>
          </table:table-cell>
          <table:table-cell office:value-type="float" office:value="8065985" table:style-name="ce2">
            <text:p>8065985</text:p>
          </table:table-cell>
          <table:table-cell office:value-type="float" office:value="1584030" table:style-name="ce2">
            <text:p>1584030</text:p>
          </table:table-cell>
          <table:table-cell office:value-type="float" office:value="10676735" table:style-name="ce1">
            <text:p>106767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United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寒舍喜來登⼤飯店</text:span></text:p>
          </table:table-cell>
          <table:table-cell office:value-type="string" table:style-name="ce3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14249" table:style-name="ce2">
            <text:p>14249</text:p>
          </table:table-cell>
          <table:table-cell office:value-type="string" table:style-name="ce2">
            <text:p><text:span text:style-name="T2">73.97%</text:span></text:p>
          </table:table-cell>
          <table:table-cell office:value-type="float" office:value="4682" table:style-name="ce2">
            <text:p>4682</text:p>
          </table:table-cell>
          <table:table-cell office:value-type="float" office:value="66709242" table:style-name="ce2">
            <text:p>66709242</text:p>
          </table:table-cell>
          <table:table-cell office:value-type="float" office:value="107920891" table:style-name="ce2">
            <text:p>107920891</text:p>
          </table:table-cell>
          <table:table-cell office:value-type="float" office:value="195487130" table:style-name="ce1">
            <text:p>19548713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eraton</text:span><text:span text:style-name="T2"><text:s/>Grand</text:span><text:span text:style-name="T2"><text:s/>Taipei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老爺⼤酒店</text:span></text:p>
          </table:table-cell>
          <table:table-cell office:value-type="string" table:style-name="ce3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5166" table:style-name="ce2">
            <text:p>5166</text:p>
          </table:table-cell>
          <table:table-cell office:value-type="string" table:style-name="ce2">
            <text:p><text:span text:style-name="T2">91.34%</text:span></text:p>
          </table:table-cell>
          <table:table-cell office:value-type="float" office:value="4501" table:style-name="ce2">
            <text:p>4501</text:p>
          </table:table-cell>
          <table:table-cell office:value-type="float" office:value="23254309" table:style-name="ce2">
            <text:p>23254309</text:p>
          </table:table-cell>
          <table:table-cell office:value-type="float" office:value="23978007" table:style-name="ce2">
            <text:p>23978007</text:p>
          </table:table-cell>
          <table:table-cell office:value-type="float" office:value="54132553" table:style-name="ce1">
            <text:p>541325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-Nikko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華⼤飯店</text:span></text:p>
          </table:table-cell>
          <table:table-cell office:value-type="string" table:style-name="ce3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9550" table:style-name="ce2">
            <text:p>9550</text:p>
          </table:table-cell>
          <table:table-cell office:value-type="string" table:style-name="ce2">
            <text:p><text:span text:style-name="T2">56.28%</text:span></text:p>
          </table:table-cell>
          <table:table-cell office:value-type="float" office:value="3833" table:style-name="ce2">
            <text:p>3833</text:p>
          </table:table-cell>
          <table:table-cell office:value-type="float" office:value="36602000" table:style-name="ce2">
            <text:p>36602000</text:p>
          </table:table-cell>
          <table:table-cell office:value-type="float" office:value="60398000" table:style-name="ce2">
            <text:p>60398000</text:p>
          </table:table-cell>
          <table:table-cell office:value-type="float" office:value="115094000" table:style-name="ce1">
            <text:p>115094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ward</text:span><text:span text:style-name="T2"><text:s/>Plaz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君悅酒店</text:span></text:p>
          </table:table-cell>
          <table:table-cell office:value-type="string" table:style-name="ce3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15190" table:style-name="ce2">
            <text:p>15190</text:p>
          </table:table-cell>
          <table:table-cell office:value-type="string" table:style-name="ce2">
            <text:p><text:span text:style-name="T2">63.82%</text:span></text:p>
          </table:table-cell>
          <table:table-cell office:value-type="float" office:value="5900" table:style-name="ce2">
            <text:p>5900</text:p>
          </table:table-cell>
          <table:table-cell office:value-type="float" office:value="89621179" table:style-name="ce2">
            <text:p>89621179</text:p>
          </table:table-cell>
          <table:table-cell office:value-type="float" office:value="88011793" table:style-name="ce2">
            <text:p>88011793</text:p>
          </table:table-cell>
          <table:table-cell office:value-type="float" office:value="200654919" table:style-name="ce1">
            <text:p>2006549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Hyatt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華酒店</text:span></text:p>
          </table:table-cell>
          <table:table-cell office:value-type="string" table:style-name="ce3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12010" table:style-name="ce2">
            <text:p>12010</text:p>
          </table:table-cell>
          <table:table-cell office:value-type="string" table:style-name="ce2">
            <text:p><text:span text:style-name="T2">79.73%</text:span></text:p>
          </table:table-cell>
          <table:table-cell office:value-type="float" office:value="5159" table:style-name="ce2">
            <text:p>5159</text:p>
          </table:table-cell>
          <table:table-cell office:value-type="float" office:value="61955928" table:style-name="ce2">
            <text:p>61955928</text:p>
          </table:table-cell>
          <table:table-cell office:value-type="float" office:value="131291779" table:style-name="ce2">
            <text:p>131291779</text:p>
          </table:table-cell>
          <table:table-cell office:value-type="float" office:value="242352670" table:style-name="ce1">
            <text:p>2423526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Regent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⻄華⼤飯店</text:span></text:p>
          </table:table-cell>
          <table:table-cell office:value-type="string" table:style-name="ce3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6587" table:style-name="ce2">
            <text:p>6587</text:p>
          </table:table-cell>
          <table:table-cell office:value-type="string" table:style-name="ce2">
            <text:p><text:span text:style-name="T2">68.59%</text:span></text:p>
          </table:table-cell>
          <table:table-cell office:value-type="float" office:value="4190" table:style-name="ce2">
            <text:p>4190</text:p>
          </table:table-cell>
          <table:table-cell office:value-type="float" office:value="27600113" table:style-name="ce2">
            <text:p>27600113</text:p>
          </table:table-cell>
          <table:table-cell office:value-type="float" office:value="19313097" table:style-name="ce2">
            <text:p>19313097</text:p>
          </table:table-cell>
          <table:table-cell office:value-type="float" office:value="51328405" table:style-name="ce1">
            <text:p>513284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Sherwood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香格⾥拉台北遠東國際⼤飯店</text:span></text:p>
          </table:table-cell>
          <table:table-cell office:value-type="string" table:style-name="ce3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8317" table:style-name="ce2">
            <text:p>8317</text:p>
          </table:table-cell>
          <table:table-cell office:value-type="string" table:style-name="ce2">
            <text:p><text:span text:style-name="T2">70.72%</text:span></text:p>
          </table:table-cell>
          <table:table-cell office:value-type="float" office:value="6270" table:style-name="ce2">
            <text:p>6270</text:p>
          </table:table-cell>
          <table:table-cell office:value-type="float" office:value="52146610" table:style-name="ce2">
            <text:p>52146610</text:p>
          </table:table-cell>
          <table:table-cell office:value-type="float" office:value="51070592" table:style-name="ce2">
            <text:p>51070592</text:p>
          </table:table-cell>
          <table:table-cell office:value-type="float" office:value="118728342" table:style-name="ce1">
            <text:p>1187283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angri-La's</text:span><text:span text:style-name="T2"><text:s/>Far</text:span><text:span text:style-name="T2"><text:s/>Eastern</text:span><text:span text:style-name="T2"><text:s/>Plaza</text:span><text:span text:style-name="T2"><text:s/>Hotel,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麗信花園酒店</text:span></text:p>
          </table:table-cell>
          <table:table-cell office:value-type="string" table:style-name="ce3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4615" table:style-name="ce2">
            <text:p>4615</text:p>
          </table:table-cell>
          <table:table-cell office:value-type="string" table:style-name="ce2">
            <text:p><text:span text:style-name="T2">81.19%</text:span></text:p>
          </table:table-cell>
          <table:table-cell office:value-type="float" office:value="2057" table:style-name="ce2">
            <text:p>2057</text:p>
          </table:table-cell>
          <table:table-cell office:value-type="float" office:value="9493242" table:style-name="ce2">
            <text:p>9493242</text:p>
          </table:table-cell>
          <table:table-cell office:value-type="float" office:value="6374115" table:style-name="ce2">
            <text:p>6374115</text:p>
          </table:table-cell>
          <table:table-cell office:value-type="float" office:value="21325827" table:style-name="ce1">
            <text:p>213258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Miramar</text:span><text:span text:style-name="T2"><text:s/>Garden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寒舍艾美酒店</text:span></text:p>
          </table:table-cell>
          <table:table-cell office:value-type="string" table:style-name="ce3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3449" table:style-name="ce2">
            <text:p>3449</text:p>
          </table:table-cell>
          <table:table-cell office:value-type="string" table:style-name="ce2">
            <text:p><text:span text:style-name="T2">76.99%</text:span></text:p>
          </table:table-cell>
          <table:table-cell office:value-type="float" office:value="8797" table:style-name="ce2">
            <text:p>8797</text:p>
          </table:table-cell>
          <table:table-cell office:value-type="float" office:value="30339491" table:style-name="ce2">
            <text:p>30339491</text:p>
          </table:table-cell>
          <table:table-cell office:value-type="float" office:value="55916262" table:style-name="ce2">
            <text:p>55916262</text:p>
          </table:table-cell>
          <table:table-cell office:value-type="float" office:value="101162271" table:style-name="ce1">
            <text:p>1011622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Le</text:span><text:span text:style-name="T2"><text:s/>Meridien</text:span><text:span text:style-name="T2"><text:s/>Taipei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</text:span><text:span text:style-name="T2">W</text:span><text:span text:style-name="T1">飯店</text:span></text:p>
          </table:table-cell>
          <table:table-cell office:value-type="string" table:style-name="ce3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7880" table:style-name="ce2">
            <text:p>7880</text:p>
          </table:table-cell>
          <table:table-cell office:value-type="string" table:style-name="ce2">
            <text:p><text:span text:style-name="T2">69.49%</text:span></text:p>
          </table:table-cell>
          <table:table-cell office:value-type="float" office:value="8770" table:style-name="ce2">
            <text:p>8770</text:p>
          </table:table-cell>
          <table:table-cell office:value-type="float" office:value="69110599" table:style-name="ce2">
            <text:p>69110599</text:p>
          </table:table-cell>
          <table:table-cell office:value-type="float" office:value="40223633" table:style-name="ce2">
            <text:p>40223633</text:p>
          </table:table-cell>
          <table:table-cell office:value-type="float" office:value="125456712" table:style-name="ce1">
            <text:p>1254567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W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萬豪酒店</text:span></text:p>
          </table:table-cell>
          <table:table-cell office:value-type="string" table:style-name="ce3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6113" table:style-name="ce2">
            <text:p>6113</text:p>
          </table:table-cell>
          <table:table-cell office:value-type="string" table:style-name="ce2">
            <text:p><text:span text:style-name="T2">68.65%</text:span></text:p>
          </table:table-cell>
          <table:table-cell office:value-type="float" office:value="5309" table:style-name="ce2">
            <text:p>5309</text:p>
          </table:table-cell>
          <table:table-cell office:value-type="float" office:value="32452471" table:style-name="ce2">
            <text:p>32452471</text:p>
          </table:table-cell>
          <table:table-cell office:value-type="float" office:value="55729987" table:style-name="ce2">
            <text:p>55729987</text:p>
          </table:table-cell>
          <table:table-cell office:value-type="float" office:value="108448706" table:style-name="ce1">
            <text:p>1084487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aipei</text:span><text:span text:style-name="T2"><text:s/>Marriott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美福⼤飯店</text:span></text:p>
          </table:table-cell>
          <table:table-cell office:value-type="string" table:style-name="ce3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2237" table:style-name="ce2">
            <text:p>2237</text:p>
          </table:table-cell>
          <table:table-cell office:value-type="string" table:style-name="ce2">
            <text:p><text:span text:style-name="T2">54.72%</text:span></text:p>
          </table:table-cell>
          <table:table-cell office:value-type="float" office:value="6498" table:style-name="ce2">
            <text:p>6498</text:p>
          </table:table-cell>
          <table:table-cell office:value-type="float" office:value="14535043" table:style-name="ce2">
            <text:p>14535043</text:p>
          </table:table-cell>
          <table:table-cell office:value-type="float" office:value="51027946" table:style-name="ce2">
            <text:p>51027946</text:p>
          </table:table-cell>
          <table:table-cell office:value-type="float" office:value="70483231" table:style-name="ce1">
            <text:p>704832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Mayfull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亞⼠都飯店</text:span></text:p>
          </table:table-cell>
          <table:table-cell office:value-type="string" table:style-name="ce3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431" table:style-name="ce2">
            <text:p>431</text:p>
          </table:table-cell>
          <table:table-cell office:value-type="string" table:style-name="ce2">
            <text:p><text:span text:style-name="T2">38.48%</text:span></text:p>
          </table:table-cell>
          <table:table-cell office:value-type="float" office:value="2523" table:style-name="ce2">
            <text:p>2523</text:p>
          </table:table-cell>
          <table:table-cell office:value-type="float" office:value="1087607" table:style-name="ce2">
            <text:p>1087607</text:p>
          </table:table-cell>
          <table:table-cell office:value-type="float" office:value="0" table:style-name="ce2">
            <text:p>0</text:p>
          </table:table-cell>
          <table:table-cell office:value-type="float" office:value="1087607" table:style-name="ce1">
            <text:p>10876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star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第一⼤飯店</text:span></text:p>
          </table:table-cell>
          <table:table-cell office:value-type="string" table:style-name="ce3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3382" table:style-name="ce2">
            <text:p>3382</text:p>
          </table:table-cell>
          <table:table-cell office:value-type="string" table:style-name="ce2">
            <text:p><text:span text:style-name="T2">68.63%</text:span></text:p>
          </table:table-cell>
          <table:table-cell office:value-type="float" office:value="1647" table:style-name="ce2">
            <text:p>1647</text:p>
          </table:table-cell>
          <table:table-cell office:value-type="float" office:value="5568822" table:style-name="ce2">
            <text:p>5568822</text:p>
          </table:table-cell>
          <table:table-cell office:value-type="float" office:value="2562781" table:style-name="ce2">
            <text:p>2562781</text:p>
          </table:table-cell>
          <table:table-cell office:value-type="float" office:value="27662334" table:style-name="ce1">
            <text:p>276623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irst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六福客棧</text:span></text:p>
          </table:table-cell>
          <table:table-cell office:value-type="string" table:style-name="ce3">
            <text:p>Taipei</text:p>
          </table:table-cell>
          <table:table-cell office:value-type="float" office:value="226" table:style-name="ce2">
            <text:p>226</text:p>
          </table:table-cell>
          <table:table-cell office:value-type="float" office:value="4788" table:style-name="ce2">
            <text:p>4788</text:p>
          </table:table-cell>
          <table:table-cell office:value-type="string" table:style-name="ce2">
            <text:p><text:span text:style-name="T2">75.66%</text:span></text:p>
          </table:table-cell>
          <table:table-cell office:value-type="float" office:value="1435" table:style-name="ce2">
            <text:p>1435</text:p>
          </table:table-cell>
          <table:table-cell office:value-type="float" office:value="6871066" table:style-name="ce2">
            <text:p>6871066</text:p>
          </table:table-cell>
          <table:table-cell office:value-type="float" office:value="8159921" table:style-name="ce2">
            <text:p>8159921</text:p>
          </table:table-cell>
          <table:table-cell office:value-type="float" office:value="15706219" table:style-name="ce1">
            <text:p>157062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Leofoo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洛碁⼤飯店花華本館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531" table:style-name="ce2">
            <text:p>2531</text:p>
          </table:table-cell>
          <table:table-cell office:value-type="string" table:style-name="ce2">
            <text:p><text:span text:style-name="T2">80.71%</text:span></text:p>
          </table:table-cell>
          <table:table-cell office:value-type="float" office:value="1909" table:style-name="ce2">
            <text:p>1909</text:p>
          </table:table-cell>
          <table:table-cell office:value-type="float" office:value="4832336" table:style-name="ce2">
            <text:p>4832336</text:p>
          </table:table-cell>
          <table:table-cell office:value-type="float" office:value="0" table:style-name="ce2">
            <text:p>0</text:p>
          </table:table-cell>
          <table:table-cell office:value-type="float" office:value="4832336" table:style-name="ce1">
            <text:p>48323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lora</text:span><text:span text:style-name="T2"><text:s/>Hotel</text:span><text:span text:style-name="T2"><text:s/>Mai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義華酒店</text:span></text:p>
          </table:table-cell>
          <table:table-cell office:value-type="string" table:style-name="ce3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545" table:style-name="ce2">
            <text:p>545</text:p>
          </table:table-cell>
          <table:table-cell office:value-type="string" table:style-name="ce2">
            <text:p><text:span text:style-name="T2">13.06%</text:span></text:p>
          </table:table-cell>
          <table:table-cell office:value-type="float" office:value="4677" table:style-name="ce2">
            <text:p>4677</text:p>
          </table:table-cell>
          <table:table-cell office:value-type="float" office:value="2548800" table:style-name="ce2">
            <text:p>2548800</text:p>
          </table:table-cell>
          <table:table-cell office:value-type="float" office:value="141700" table:style-name="ce2">
            <text:p>141700</text:p>
          </table:table-cell>
          <table:table-cell office:value-type="float" office:value="8491235" table:style-name="ce1">
            <text:p>84912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YIHU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歐華酒店</text:span></text:p>
          </table:table-cell>
          <table:table-cell office:value-type="string" table:style-name="ce3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1658" table:style-name="ce2">
            <text:p>1658</text:p>
          </table:table-cell>
          <table:table-cell office:value-type="string" table:style-name="ce2">
            <text:p><text:span text:style-name="T2">52.87%</text:span></text:p>
          </table:table-cell>
          <table:table-cell office:value-type="float" office:value="3078" table:style-name="ce2">
            <text:p>3078</text:p>
          </table:table-cell>
          <table:table-cell office:value-type="float" office:value="5102555" table:style-name="ce2">
            <text:p>5102555</text:p>
          </table:table-cell>
          <table:table-cell office:value-type="float" office:value="4915361" table:style-name="ce2">
            <text:p>4915361</text:p>
          </table:table-cell>
          <table:table-cell office:value-type="float" office:value="11036787" table:style-name="ce1">
            <text:p>110367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Rivier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慶泰⼤飯店</text:span></text:p>
          </table:table-cell>
          <table:table-cell office:value-type="string" table:style-name="ce3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3045" table:style-name="ce2">
            <text:p>3045</text:p>
          </table:table-cell>
          <table:table-cell office:value-type="string" table:style-name="ce2">
            <text:p><text:span text:style-name="T2">72.50%</text:span></text:p>
          </table:table-cell>
          <table:table-cell office:value-type="float" office:value="2744" table:style-name="ce2">
            <text:p>2744</text:p>
          </table:table-cell>
          <table:table-cell office:value-type="float" office:value="8355311" table:style-name="ce2">
            <text:p>8355311</text:p>
          </table:table-cell>
          <table:table-cell office:value-type="float" office:value="7404888" table:style-name="ce2">
            <text:p>7404888</text:p>
          </table:table-cell>
          <table:table-cell office:value-type="float" office:value="16330758" table:style-name="ce1">
            <text:p>163307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ala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天成⼤飯店</text:span></text:p>
          </table:table-cell>
          <table:table-cell office:value-type="string" table:style-name="ce3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6092" table:style-name="ce2">
            <text:p>6092</text:p>
          </table:table-cell>
          <table:table-cell office:value-type="string" table:style-name="ce2">
            <text:p><text:span text:style-name="T2">96.70%</text:span></text:p>
          </table:table-cell>
          <table:table-cell office:value-type="float" office:value="3070" table:style-name="ce2">
            <text:p>3070</text:p>
          </table:table-cell>
          <table:table-cell office:value-type="float" office:value="18705057" table:style-name="ce2">
            <text:p>18705057</text:p>
          </table:table-cell>
          <table:table-cell office:value-type="float" office:value="27406148" table:style-name="ce2">
            <text:p>27406148</text:p>
          </table:table-cell>
          <table:table-cell office:value-type="float" office:value="48928139" table:style-name="ce1">
            <text:p>489281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osmos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台北一館</text:span></text:p>
          </table:table-cell>
          <table:table-cell office:value-type="string" table:style-name="ce3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1876" table:style-name="ce2">
            <text:p>1876</text:p>
          </table:table-cell>
          <table:table-cell office:value-type="string" table:style-name="ce2">
            <text:p><text:span text:style-name="T2">55.83%</text:span></text:p>
          </table:table-cell>
          <table:table-cell office:value-type="float" office:value="3149" table:style-name="ce2">
            <text:p>3149</text:p>
          </table:table-cell>
          <table:table-cell office:value-type="float" office:value="5907054" table:style-name="ce2">
            <text:p>5907054</text:p>
          </table:table-cell>
          <table:table-cell office:value-type="float" office:value="11824177" table:style-name="ce2">
            <text:p>11824177</text:p>
          </table:table-cell>
          <table:table-cell office:value-type="float" office:value="19071996" table:style-name="ce1">
            <text:p>190719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Taipei,Centra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⾸都⼤飯店</text:span></text:p>
          </table:table-cell>
          <table:table-cell office:value-type="string" table:style-name="ce3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2610" table:style-name="ce2">
            <text:p>2610</text:p>
          </table:table-cell>
          <table:table-cell office:value-type="string" table:style-name="ce2">
            <text:p><text:span text:style-name="T2">72.26%</text:span></text:p>
          </table:table-cell>
          <table:table-cell office:value-type="float" office:value="3218" table:style-name="ce2">
            <text:p>3218</text:p>
          </table:table-cell>
          <table:table-cell office:value-type="float" office:value="8399106" table:style-name="ce2">
            <text:p>8399106</text:p>
          </table:table-cell>
          <table:table-cell office:value-type="float" office:value="3243177" table:style-name="ce2">
            <text:p>3243177</text:p>
          </table:table-cell>
          <table:table-cell office:value-type="float" office:value="11837275" table:style-name="ce1">
            <text:p>118372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apital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君品⼤酒店</text:span></text:p>
          </table:table-cell>
          <table:table-cell office:value-type="string" table:style-name="ce3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6338" table:style-name="ce2">
            <text:p>6338</text:p>
          </table:table-cell>
          <table:table-cell office:value-type="string" table:style-name="ce2">
            <text:p><text:span text:style-name="T2">79.15%</text:span></text:p>
          </table:table-cell>
          <table:table-cell office:value-type="float" office:value="4925" table:style-name="ce2">
            <text:p>4925</text:p>
          </table:table-cell>
          <table:table-cell office:value-type="float" office:value="31211666" table:style-name="ce2">
            <text:p>31211666</text:p>
          </table:table-cell>
          <table:table-cell office:value-type="float" office:value="50352692" table:style-name="ce2">
            <text:p>50352692</text:p>
          </table:table-cell>
          <table:table-cell office:value-type="float" office:value="85644142" table:style-name="ce1">
            <text:p>856441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Palais</text:span><text:span text:style-name="T2"><text:s/>De</text:span><text:span text:style-name="T2"><text:s/>Chine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花園⼤酒店</text:span></text:p>
          </table:table-cell>
          <table:table-cell office:value-type="string" table:style-name="ce3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6275" table:style-name="ce2">
            <text:p>6275</text:p>
          </table:table-cell>
          <table:table-cell office:value-type="string" table:style-name="ce2">
            <text:p><text:span text:style-name="T2">92.99%</text:span></text:p>
          </table:table-cell>
          <table:table-cell office:value-type="float" office:value="2428" table:style-name="ce2">
            <text:p>2428</text:p>
          </table:table-cell>
          <table:table-cell office:value-type="float" office:value="15236822" table:style-name="ce2">
            <text:p>15236822</text:p>
          </table:table-cell>
          <table:table-cell office:value-type="float" office:value="22113461" table:style-name="ce2">
            <text:p>22113461</text:p>
          </table:table-cell>
          <table:table-cell office:value-type="float" office:value="40740489" table:style-name="ce1">
            <text:p>407404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aipei</text:span><text:span text:style-name="T2"><text:s/>Garden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⽇勝⽣加賀屋國際溫泉飯店</text:span></text:p>
          </table:table-cell>
          <table:table-cell office:value-type="string" table:style-name="ce3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838" table:style-name="ce2">
            <text:p>1838</text:p>
          </table:table-cell>
          <table:table-cell office:value-type="string" table:style-name="ce2">
            <text:p><text:span text:style-name="T2">72.94%</text:span></text:p>
          </table:table-cell>
          <table:table-cell office:value-type="float" office:value="8978" table:style-name="ce2">
            <text:p>8978</text:p>
          </table:table-cell>
          <table:table-cell office:value-type="float" office:value="16500904" table:style-name="ce2">
            <text:p>16500904</text:p>
          </table:table-cell>
          <table:table-cell office:value-type="float" office:value="12523356" table:style-name="ce2">
            <text:p>12523356</text:p>
          </table:table-cell>
          <table:table-cell office:value-type="float" office:value="37735120" table:style-name="ce1">
            <text:p>377351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Radium-Kagaya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北投麗禧溫泉酒店</text:span></text:p>
          </table:table-cell>
          <table:table-cell office:value-type="string" table:style-name="ce3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1455" table:style-name="ce2">
            <text:p>1455</text:p>
          </table:table-cell>
          <table:table-cell office:value-type="string" table:style-name="ce2">
            <text:p><text:span text:style-name="T2">78.73%</text:span></text:p>
          </table:table-cell>
          <table:table-cell office:value-type="float" office:value="15706" table:style-name="ce2">
            <text:p>15706</text:p>
          </table:table-cell>
          <table:table-cell office:value-type="float" office:value="22852417" table:style-name="ce2">
            <text:p>22852417</text:p>
          </table:table-cell>
          <table:table-cell office:value-type="float" office:value="10491240" table:style-name="ce2">
            <text:p>10491240</text:p>
          </table:table-cell>
          <table:table-cell office:value-type="float" office:value="41302965" table:style-name="ce1">
            <text:p>413029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View</text:span><text:span text:style-name="T2"><text:s/>Resort</text:span><text:span text:style-name="T2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寒舍艾麗酒店</text:span></text:p>
          </table:table-cell>
          <table:table-cell office:value-type="string" table:style-name="ce3">
            <text:p>Taipei</text:p>
          </table:table-cell>
          <table:table-cell office:value-type="float" office:value="234" table:style-name="ce2">
            <text:p>234</text:p>
          </table:table-cell>
          <table:table-cell office:value-type="float" office:value="5134" table:style-name="ce2">
            <text:p>5134</text:p>
          </table:table-cell>
          <table:table-cell office:value-type="string" table:style-name="ce2">
            <text:p><text:span text:style-name="T2">78.36%</text:span></text:p>
          </table:table-cell>
          <table:table-cell office:value-type="float" office:value="6386" table:style-name="ce2">
            <text:p>6386</text:p>
          </table:table-cell>
          <table:table-cell office:value-type="float" office:value="32784291" table:style-name="ce2">
            <text:p>32784291</text:p>
          </table:table-cell>
          <table:table-cell office:value-type="float" office:value="19871379" table:style-name="ce2">
            <text:p>19871379</text:p>
          </table:table-cell>
          <table:table-cell office:value-type="float" office:value="58073536" table:style-name="ce1">
            <text:p>580735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umble</text:span><text:span text:style-name="T2"><text:s/>House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北投老爺酒店</text:span></text:p>
          </table:table-cell>
          <table:table-cell office:value-type="string" table:style-name="ce3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947" table:style-name="ce2">
            <text:p>947</text:p>
          </table:table-cell>
          <table:table-cell office:value-type="string" table:style-name="ce2">
            <text:p><text:span text:style-name="T2">67.64%</text:span></text:p>
          </table:table-cell>
          <table:table-cell office:value-type="float" office:value="6978" table:style-name="ce2">
            <text:p>6978</text:p>
          </table:table-cell>
          <table:table-cell office:value-type="float" office:value="6607765" table:style-name="ce2">
            <text:p>6607765</text:p>
          </table:table-cell>
          <table:table-cell office:value-type="float" office:value="3025571" table:style-name="ce2">
            <text:p>3025571</text:p>
          </table:table-cell>
          <table:table-cell office:value-type="float" office:value="10979085" table:style-name="ce1">
            <text:p>109790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</text:span><text:span text:style-name="T2"><text:s/>Beitou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有園飯店</text:span></text:p>
          </table:table-cell>
          <table:table-cell office:value-type="string" table:style-name="ce3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1231" table:style-name="ce2">
            <text:p>1231</text:p>
          </table:table-cell>
          <table:table-cell office:value-type="string" table:style-name="ce2">
            <text:p><text:span text:style-name="T2">78.51%</text:span></text:p>
          </table:table-cell>
          <table:table-cell office:value-type="float" office:value="2601" table:style-name="ce2">
            <text:p>2601</text:p>
          </table:table-cell>
          <table:table-cell office:value-type="float" office:value="3201268" table:style-name="ce2">
            <text:p>3201268</text:p>
          </table:table-cell>
          <table:table-cell office:value-type="float" office:value="296029" table:style-name="ce2">
            <text:p>296029</text:p>
          </table:table-cell>
          <table:table-cell office:value-type="float" office:value="3544353" table:style-name="ce1">
            <text:p>35443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U</text:span><text:span text:style-name="T2"><text:s/>HOTEL</text:span><text:span text:style-name="T2"><text:s/>TAIPEI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合尊酒店</text:span></text:p>
          </table:table-cell>
          <table:table-cell office:value-type="string" table:style-name="ce3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2072" table:style-name="ce2">
            <text:p>2072</text:p>
          </table:table-cell>
          <table:table-cell office:value-type="string" table:style-name="ce2">
            <text:p><text:span text:style-name="T2">73.27%</text:span></text:p>
          </table:table-cell>
          <table:table-cell office:value-type="float" office:value="3940" table:style-name="ce2">
            <text:p>3940</text:p>
          </table:table-cell>
          <table:table-cell office:value-type="float" office:value="8162767" table:style-name="ce2">
            <text:p>8162767</text:p>
          </table:table-cell>
          <table:table-cell office:value-type="float" office:value="3448311" table:style-name="ce2">
            <text:p>3448311</text:p>
          </table:table-cell>
          <table:table-cell office:value-type="float" office:value="12842486" table:style-name="ce1">
            <text:p>128424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</text:span><text:span text:style-name="T2"><text:s/>Hotel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中⼭雅樂軒酒店</text:span></text:p>
          </table:table-cell>
          <table:table-cell office:value-type="string" table:style-name="ce3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1698" table:style-name="ce2">
            <text:p>1698</text:p>
          </table:table-cell>
          <table:table-cell office:value-type="string" table:style-name="ce2">
            <text:p><text:span text:style-name="T2">68.91%</text:span></text:p>
          </table:table-cell>
          <table:table-cell office:value-type="float" office:value="4086" table:style-name="ce2">
            <text:p>4086</text:p>
          </table:table-cell>
          <table:table-cell office:value-type="float" office:value="6937992" table:style-name="ce2">
            <text:p>6937992</text:p>
          </table:table-cell>
          <table:table-cell office:value-type="float" office:value="537080" table:style-name="ce2">
            <text:p>537080</text:p>
          </table:table-cell>
          <table:table-cell office:value-type="float" office:value="8324017" table:style-name="ce1">
            <text:p>83240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loft</text:span><text:span text:style-name="T2"><text:s/>Taipei</text:span><text:span text:style-name="T2"><text:s/>Zhongshan</text:span></text:p>
          </table:table-cell>
          <table:table-cell office:value-type="string" table:style-name="ce3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華王⼤飯店</text:span></text:p>
          </table:table-cell>
          <table:table-cell office:value-type="string" table:style-name="ce3">
            <text:p>Kaohsiung</text:p>
          </table:table-cell>
          <table:table-cell office:value-type="float" office:value="297" table:style-name="ce2">
            <text:p>297</text:p>
          </table:table-cell>
          <table:table-cell office:value-type="float" office:value="3224" table:style-name="ce2">
            <text:p>3224</text:p>
          </table:table-cell>
          <table:table-cell office:value-type="string" table:style-name="ce2">
            <text:p><text:span text:style-name="T2">38.77%</text:span></text:p>
          </table:table-cell>
          <table:table-cell office:value-type="float" office:value="2106" table:style-name="ce2">
            <text:p>2106</text:p>
          </table:table-cell>
          <table:table-cell office:value-type="float" office:value="6789029" table:style-name="ce2">
            <text:p>6789029</text:p>
          </table:table-cell>
          <table:table-cell office:value-type="float" office:value="3705414" table:style-name="ce2">
            <text:p>3705414</text:p>
          </table:table-cell>
          <table:table-cell office:value-type="float" office:value="10596776" table:style-name="ce1">
            <text:p>105967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Kingdom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華園⼤飯店</text:span></text:p>
          </table:table-cell>
          <table:table-cell office:value-type="string" table:style-name="ce3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5820" table:style-name="ce2">
            <text:p>5820</text:p>
          </table:table-cell>
          <table:table-cell office:value-type="string" table:style-name="ce2">
            <text:p><text:span text:style-name="T2">77.27%</text:span></text:p>
          </table:table-cell>
          <table:table-cell office:value-type="float" office:value="1899" table:style-name="ce2">
            <text:p>1899</text:p>
          </table:table-cell>
          <table:table-cell office:value-type="float" office:value="11051982" table:style-name="ce2">
            <text:p>11051982</text:p>
          </table:table-cell>
          <table:table-cell office:value-type="float" office:value="5265253" table:style-name="ce2">
            <text:p>5265253</text:p>
          </table:table-cell>
          <table:table-cell office:value-type="float" office:value="17717592" table:style-name="ce1">
            <text:p>1771759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Hotel Holiday Garden Kaohsiung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國賓⼤飯店</text:span></text:p>
          </table:table-cell>
          <table:table-cell office:value-type="string" table:style-name="ce3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10856" table:style-name="ce2">
            <text:p>10856</text:p>
          </table:table-cell>
          <table:table-cell office:value-type="string" table:style-name="ce2">
            <text:p><text:span text:style-name="T2">85.59%</text:span></text:p>
          </table:table-cell>
          <table:table-cell office:value-type="float" office:value="2414" table:style-name="ce2">
            <text:p>2414</text:p>
          </table:table-cell>
          <table:table-cell office:value-type="float" office:value="26208443" table:style-name="ce2">
            <text:p>26208443</text:p>
          </table:table-cell>
          <table:table-cell office:value-type="float" office:value="47136339" table:style-name="ce2">
            <text:p>47136339</text:p>
          </table:table-cell>
          <table:table-cell office:value-type="float" office:value="76775829" table:style-name="ce1">
            <text:p>767758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Ambassador</text:span><text:span text:style-name="T2"><text:s/>Hotel</text:span><text:span text:style-name="T2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漢來⼤飯店</text:span></text:p>
          </table:table-cell>
          <table:table-cell office:value-type="string" table:style-name="ce3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10335" table:style-name="ce2">
            <text:p>10335</text:p>
          </table:table-cell>
          <table:table-cell office:value-type="string" table:style-name="ce2">
            <text:p><text:span text:style-name="T2">68.99%</text:span></text:p>
          </table:table-cell>
          <table:table-cell office:value-type="float" office:value="3611" table:style-name="ce2">
            <text:p>3611</text:p>
          </table:table-cell>
          <table:table-cell office:value-type="float" office:value="37322192" table:style-name="ce2">
            <text:p>37322192</text:p>
          </table:table-cell>
          <table:table-cell office:value-type="float" office:value="76196057" table:style-name="ce2">
            <text:p>76196057</text:p>
          </table:table-cell>
          <table:table-cell office:value-type="float" office:value="147597319" table:style-name="ce1">
            <text:p>1475973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HI-LAI</text:span><text:span text:style-name="T2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福華⼤飯店</text:span></text:p>
          </table:table-cell>
          <table:table-cell office:value-type="string" table:style-name="ce3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6519" table:style-name="ce2">
            <text:p>6519</text:p>
          </table:table-cell>
          <table:table-cell office:value-type="string" table:style-name="ce2">
            <text:p><text:span text:style-name="T2">85.91%</text:span></text:p>
          </table:table-cell>
          <table:table-cell office:value-type="float" office:value="2868" table:style-name="ce2">
            <text:p>2868</text:p>
          </table:table-cell>
          <table:table-cell office:value-type="float" office:value="18695425" table:style-name="ce2">
            <text:p>18695425</text:p>
          </table:table-cell>
          <table:table-cell office:value-type="float" office:value="23655934" table:style-name="ce2">
            <text:p>23655934</text:p>
          </table:table-cell>
          <table:table-cell office:value-type="float" office:value="45854684" table:style-name="ce1">
            <text:p>458546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ward</text:span><text:span text:style-name="T2"><text:s/>Plaza</text:span><text:span text:style-name="T2"><text:s/>Hotel</text:span><text:span text:style-name="T2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君鴻國際酒店</text:span></text:p>
          </table:table-cell>
          <table:table-cell office:value-type="string" table:style-name="ce3">
            <text:p>Kaohsiung</text:p>
          </table:table-cell>
          <table:table-cell office:value-type="float" office:value="585" table:style-name="ce2">
            <text:p>585</text:p>
          </table:table-cell>
          <table:table-cell office:value-type="float" office:value="10520" table:style-name="ce2">
            <text:p>10520</text:p>
          </table:table-cell>
          <table:table-cell office:value-type="string" table:style-name="ce2">
            <text:p><text:span text:style-name="T2">64.22%</text:span></text:p>
          </table:table-cell>
          <table:table-cell office:value-type="float" office:value="2820" table:style-name="ce2">
            <text:p>2820</text:p>
          </table:table-cell>
          <table:table-cell office:value-type="float" office:value="29666713" table:style-name="ce2">
            <text:p>29666713</text:p>
          </table:table-cell>
          <table:table-cell office:value-type="float" office:value="24152246" table:style-name="ce2">
            <text:p>24152246</text:p>
          </table:table-cell>
          <table:table-cell office:value-type="float" office:value="64773760" table:style-name="ce1">
            <text:p>647737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85</text:span><text:span text:style-name="T2"><text:s/>SKY</text:span><text:span text:style-name="T2"><text:s/>TOWER</text:span><text:span text:style-name="T2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寒軒國際⼤飯店</text:span></text:p>
          </table:table-cell>
          <table:table-cell office:value-type="string" table:style-name="ce3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7796" table:style-name="ce2">
            <text:p>7796</text:p>
          </table:table-cell>
          <table:table-cell office:value-type="string" table:style-name="ce2">
            <text:p><text:span text:style-name="T2">73.27%</text:span></text:p>
          </table:table-cell>
          <table:table-cell office:value-type="float" office:value="2405" table:style-name="ce2">
            <text:p>2405</text:p>
          </table:table-cell>
          <table:table-cell office:value-type="float" office:value="18749025" table:style-name="ce2">
            <text:p>18749025</text:p>
          </table:table-cell>
          <table:table-cell office:value-type="float" office:value="21061241" table:style-name="ce2">
            <text:p>21061241</text:p>
          </table:table-cell>
          <table:table-cell office:value-type="float" office:value="40940265" table:style-name="ce1">
            <text:p>409402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an-Hsien</text:span><text:span text:style-name="T2"><text:s/>lnternational</text:span><text:span text:style-name="T2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麗尊⼤酒店</text:span></text:p>
          </table:table-cell>
          <table:table-cell office:value-type="string" table:style-name="ce3">
            <text:p>Kaohsiung</text:p>
          </table:table-cell>
          <table:table-cell office:value-type="float" office:value="198" table:style-name="ce2">
            <text:p>198</text:p>
          </table:table-cell>
          <table:table-cell office:value-type="float" office:value="3886" table:style-name="ce2">
            <text:p>3886</text:p>
          </table:table-cell>
          <table:table-cell office:value-type="string" table:style-name="ce2">
            <text:p><text:span text:style-name="T2">70.09%</text:span></text:p>
          </table:table-cell>
          <table:table-cell office:value-type="float" office:value="2630" table:style-name="ce2">
            <text:p>2630</text:p>
          </table:table-cell>
          <table:table-cell office:value-type="float" office:value="10221085" table:style-name="ce2">
            <text:p>10221085</text:p>
          </table:table-cell>
          <table:table-cell office:value-type="float" office:value="19676242" table:style-name="ce2">
            <text:p>19676242</text:p>
          </table:table-cell>
          <table:table-cell office:value-type="float" office:value="31573381" table:style-name="ce1">
            <text:p>315733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Lees</text:span><text:span text:style-name="T2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義⼤皇家酒店</text:span></text:p>
          </table:table-cell>
          <table:table-cell office:value-type="string" table:style-name="ce3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10175" table:style-name="ce2">
            <text:p>10175</text:p>
          </table:table-cell>
          <table:table-cell office:value-type="string" table:style-name="ce2">
            <text:p><text:span text:style-name="T2">55.40%</text:span></text:p>
          </table:table-cell>
          <table:table-cell office:value-type="float" office:value="3826" table:style-name="ce2">
            <text:p>3826</text:p>
          </table:table-cell>
          <table:table-cell office:value-type="float" office:value="38929550" table:style-name="ce2">
            <text:p>38929550</text:p>
          </table:table-cell>
          <table:table-cell office:value-type="float" office:value="23640115" table:style-name="ce2">
            <text:p>23640115</text:p>
          </table:table-cell>
          <table:table-cell office:value-type="float" office:value="66083995" table:style-name="ce1">
            <text:p>660839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E-DA</text:span><text:span text:style-name="T2"><text:s/>Royal</text:span><text:span text:style-name="T2"><text:s/>Hotel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英國際⾏館</text:span></text:p>
          </table:table-cell>
          <table:table-cell office:value-type="string" table:style-name="ce3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1346" table:style-name="ce2">
            <text:p>1346</text:p>
          </table:table-cell>
          <table:table-cell office:value-type="string" table:style-name="ce2">
            <text:p><text:span text:style-name="T2">32.70%</text:span></text:p>
          </table:table-cell>
          <table:table-cell office:value-type="float" office:value="6900" table:style-name="ce2">
            <text:p>6900</text:p>
          </table:table-cell>
          <table:table-cell office:value-type="float" office:value="9287785" table:style-name="ce2">
            <text:p>9287785</text:p>
          </table:table-cell>
          <table:table-cell office:value-type="float" office:value="12054769" table:style-name="ce2">
            <text:p>12054769</text:p>
          </table:table-cell>
          <table:table-cell office:value-type="float" office:value="23942454" table:style-name="ce1">
            <text:p>239424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ilks</text:span><text:span text:style-name="T2"><text:s/>Club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⾼雄</text:span></text:p>
          </table:table-cell>
          <table:table-cell office:value-type="string" table:style-name="ce3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4273" table:style-name="ce2">
            <text:p>4273</text:p>
          </table:table-cell>
          <table:table-cell office:value-type="string" table:style-name="ce2">
            <text:p><text:span text:style-name="T2">61.04%</text:span></text:p>
          </table:table-cell>
          <table:table-cell office:value-type="float" office:value="2614" table:style-name="ce2">
            <text:p>2614</text:p>
          </table:table-cell>
          <table:table-cell office:value-type="float" office:value="11168247" table:style-name="ce2">
            <text:p>11168247</text:p>
          </table:table-cell>
          <table:table-cell office:value-type="float" office:value="4773114" table:style-name="ce2">
            <text:p>4773114</text:p>
          </table:table-cell>
          <table:table-cell office:value-type="float" office:value="15953361" table:style-name="ce1">
            <text:p>1595336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Kaohsiung</text:span></text:p>
          </table:table-cell>
          <table:table-cell office:value-type="string" table:style-name="ce3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全國⼤飯店</text:span>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2292" table:style-name="ce2">
            <text:p>2292</text:p>
          </table:table-cell>
          <table:table-cell office:value-type="string" table:style-name="ce2">
            <text:p><text:span text:style-name="T2">45.99%</text:span></text:p>
          </table:table-cell>
          <table:table-cell office:value-type="float" office:value="2784" table:style-name="ce2">
            <text:p>2784</text:p>
          </table:table-cell>
          <table:table-cell office:value-type="float" office:value="6381364" table:style-name="ce2">
            <text:p>6381364</text:p>
          </table:table-cell>
          <table:table-cell office:value-type="float" office:value="17936859" table:style-name="ce2">
            <text:p>17936859</text:p>
          </table:table-cell>
          <table:table-cell office:value-type="float" office:value="27250111" table:style-name="ce1">
            <text:p>272501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Nationa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桂冠酒店</text:span><text:span text:style-name="T2">(</text:span><text:span text:style-name="T1">台中</text:span><text:span text:style-name="T2">)</text:span>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6563" table:style-name="ce2">
            <text:p>6563</text:p>
          </table:table-cell>
          <table:table-cell office:value-type="string" table:style-name="ce2">
            <text:p><text:span text:style-name="T2">66.21%</text:span></text:p>
          </table:table-cell>
          <table:table-cell office:value-type="float" office:value="2758" table:style-name="ce2">
            <text:p>2758</text:p>
          </table:table-cell>
          <table:table-cell office:value-type="float" office:value="18100621" table:style-name="ce2">
            <text:p>18100621</text:p>
          </table:table-cell>
          <table:table-cell office:value-type="float" office:value="27358431" table:style-name="ce2">
            <text:p>27358431</text:p>
          </table:table-cell>
          <table:table-cell office:value-type="float" office:value="50398127" table:style-name="ce1">
            <text:p>5039812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vergreen Laurel Hotel (Taichung)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福華⼤飯店</text:span>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2421" table:style-name="ce2">
            <text:p>2421</text:p>
          </table:table-cell>
          <table:table-cell office:value-type="string" table:style-name="ce2">
            <text:p><text:span text:style-name="T2">55.78%</text:span></text:p>
          </table:table-cell>
          <table:table-cell office:value-type="float" office:value="3542" table:style-name="ce2">
            <text:p>3542</text:p>
          </table:table-cell>
          <table:table-cell office:value-type="float" office:value="8575442" table:style-name="ce2">
            <text:p>8575442</text:p>
          </table:table-cell>
          <table:table-cell office:value-type="float" office:value="13734689" table:style-name="ce2">
            <text:p>13734689</text:p>
          </table:table-cell>
          <table:table-cell office:value-type="float" office:value="25173656" table:style-name="ce1">
            <text:p>251736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ward</text:span><text:span text:style-name="T2"><text:s/>Prince</text:span><text:span text:style-name="T2"><text:s/>Hotel</text:span><text:span text:style-name="T2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⾦典酒店</text:span>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4516" table:style-name="ce2">
            <text:p>4516</text:p>
          </table:table-cell>
          <table:table-cell office:value-type="string" table:style-name="ce2">
            <text:p><text:span text:style-name="T2">72.65%</text:span></text:p>
          </table:table-cell>
          <table:table-cell office:value-type="float" office:value="3561" table:style-name="ce2">
            <text:p>3561</text:p>
          </table:table-cell>
          <table:table-cell office:value-type="float" office:value="16082545" table:style-name="ce2">
            <text:p>16082545</text:p>
          </table:table-cell>
          <table:table-cell office:value-type="float" office:value="21135979" table:style-name="ce2">
            <text:p>21135979</text:p>
          </table:table-cell>
          <table:table-cell office:value-type="float" office:value="49813987" table:style-name="ce1">
            <text:p>4981398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he Splendor Hotel Taichung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海灣藝術酒店</text:span></text:p>
          </table:table-cell>
          <table:table-cell office:value-type="string" table:style-name="ce2">
            <text:p>Taichung</text:p>
          </table:table-cell>
          <table:table-cell office:value-type="float" office:value="228" table:style-name="ce2">
            <text:p>228</text:p>
          </table:table-cell>
          <table:table-cell office:value-type="float" office:value="1556" table:style-name="ce2">
            <text:p>1556</text:p>
          </table:table-cell>
          <table:table-cell office:value-type="string" table:style-name="ce2">
            <text:p><text:span text:style-name="T2">24.37%</text:span></text:p>
          </table:table-cell>
          <table:table-cell office:value-type="float" office:value="2259" table:style-name="ce2">
            <text:p>2259</text:p>
          </table:table-cell>
          <table:table-cell office:value-type="float" office:value="3514908" table:style-name="ce2">
            <text:p>3514908</text:p>
          </table:table-cell>
          <table:table-cell office:value-type="float" office:value="997436" table:style-name="ce2">
            <text:p>997436</text:p>
          </table:table-cell>
          <table:table-cell office:value-type="float" office:value="4611909" table:style-name="ce1">
            <text:p>46119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iONE</text:span><text:span text:style-name="T2"><text:s/>GALLERY</text:span><text:span text:style-name="T2"><text:s/>HOTEL</text:span><text:span text:style-name="T2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裕元花園酒店</text:span>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3140" table:style-name="ce2">
            <text:p>3140</text:p>
          </table:table-cell>
          <table:table-cell office:value-type="string" table:style-name="ce2">
            <text:p><text:span text:style-name="T2">75.26%</text:span></text:p>
          </table:table-cell>
          <table:table-cell office:value-type="float" office:value="3840" table:style-name="ce2">
            <text:p>3840</text:p>
          </table:table-cell>
          <table:table-cell office:value-type="float" office:value="12057594" table:style-name="ce2">
            <text:p>12057594</text:p>
          </table:table-cell>
          <table:table-cell office:value-type="float" office:value="28705495" table:style-name="ce2">
            <text:p>28705495</text:p>
          </table:table-cell>
          <table:table-cell office:value-type="float" office:value="45590917" table:style-name="ce1">
            <text:p>455909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Windsor</text:span><text:span text:style-name="T2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中港酒店</text:span>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3025" table:style-name="ce2">
            <text:p>3025</text:p>
          </table:table-cell>
          <table:table-cell office:value-type="string" table:style-name="ce2">
            <text:p><text:span text:style-name="T2">54.02%</text:span></text:p>
          </table:table-cell>
          <table:table-cell office:value-type="float" office:value="3072" table:style-name="ce2">
            <text:p>3072</text:p>
          </table:table-cell>
          <table:table-cell office:value-type="float" office:value="9293251" table:style-name="ce2">
            <text:p>9293251</text:p>
          </table:table-cell>
          <table:table-cell office:value-type="float" office:value="2314686" table:style-name="ce2">
            <text:p>2314686</text:p>
          </table:table-cell>
          <table:table-cell office:value-type="float" office:value="12590178" table:style-name="ce1">
            <text:p>125901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aichung</text:span><text:span text:style-name="T2"><text:s/>Harbor</text:span><text:span text:style-name="T2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花蓮亞⼠都飯店</text:span></text:p>
          </table:table-cell>
          <table:table-cell office:value-type="string" table:style-name="ce2">
            <text:p>Hualien</text:p>
          </table:table-cell>
          <table:table-cell office:value-type="float" office:value="168" table:style-name="ce2">
            <text:p>168</text:p>
          </table:table-cell>
          <table:table-cell office:value-type="float" office:value="1544" table:style-name="ce2">
            <text:p>1544</text:p>
          </table:table-cell>
          <table:table-cell office:value-type="string" table:style-name="ce2">
            <text:p><text:span text:style-name="T2">32.82%</text:span></text:p>
          </table:table-cell>
          <table:table-cell office:value-type="float" office:value="1956" table:style-name="ce2">
            <text:p>1956</text:p>
          </table:table-cell>
          <table:table-cell office:value-type="float" office:value="3019333" table:style-name="ce2">
            <text:p>3019333</text:p>
          </table:table-cell>
          <table:table-cell office:value-type="float" office:value="855330" table:style-name="ce2">
            <text:p>855330</text:p>
          </table:table-cell>
          <table:table-cell office:value-type="float" office:value="3889663" table:style-name="ce1">
            <text:p>38896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star</text:span><text:span text:style-name="T2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花蓮翰品酒店</text:span></text:p>
          </table:table-cell>
          <table:table-cell office:value-type="string" table:style-name="ce2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3489" table:style-name="ce2">
            <text:p>3489</text:p>
          </table:table-cell>
          <table:table-cell office:value-type="string" table:style-name="ce2">
            <text:p><text:span text:style-name="T2">63.25%</text:span></text:p>
          </table:table-cell>
          <table:table-cell office:value-type="float" office:value="3511" table:style-name="ce2">
            <text:p>3511</text:p>
          </table:table-cell>
          <table:table-cell office:value-type="float" office:value="12249681" table:style-name="ce2">
            <text:p>12249681</text:p>
          </table:table-cell>
          <table:table-cell office:value-type="float" office:value="10422458" table:style-name="ce2">
            <text:p>10422458</text:p>
          </table:table-cell>
          <table:table-cell office:value-type="float" office:value="23572345" table:style-name="ce1">
            <text:p>235723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ualien</text:span><text:span text:style-name="T2"><text:s/>Chateau</text:span><text:span text:style-name="T2"><text:s/>de</text:span><text:span text:style-name="T2"><text:s/>Chine</text:span><text:span text:style-name="T2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侖⼤飯店</text:span></text:p>
          </table:table-cell>
          <table:table-cell office:value-type="string" table:style-name="ce2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6316" table:style-name="ce2">
            <text:p>6316</text:p>
          </table:table-cell>
          <table:table-cell office:value-type="string" table:style-name="ce2">
            <text:p><text:span text:style-name="T2">65.76%</text:span></text:p>
          </table:table-cell>
          <table:table-cell office:value-type="float" office:value="2820" table:style-name="ce2">
            <text:p>2820</text:p>
          </table:table-cell>
          <table:table-cell office:value-type="float" office:value="17812466" table:style-name="ce2">
            <text:p>17812466</text:p>
          </table:table-cell>
          <table:table-cell office:value-type="float" office:value="9731885" table:style-name="ce2">
            <text:p>9731885</text:p>
          </table:table-cell>
          <table:table-cell office:value-type="float" office:value="28694618" table:style-name="ce1">
            <text:p>286946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Parkview</text:span><text:span text:style-name="T2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遠雄悅來⼤飯店</text:span></text:p>
          </table:table-cell>
          <table:table-cell office:value-type="string" table:style-name="ce2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4219" table:style-name="ce2">
            <text:p>4219</text:p>
          </table:table-cell>
          <table:table-cell office:value-type="string" table:style-name="ce2">
            <text:p><text:span text:style-name="T2">39.55%</text:span></text:p>
          </table:table-cell>
          <table:table-cell office:value-type="float" office:value="5212" table:style-name="ce2">
            <text:p>5212</text:p>
          </table:table-cell>
          <table:table-cell office:value-type="float" office:value="21991092" table:style-name="ce2">
            <text:p>21991092</text:p>
          </table:table-cell>
          <table:table-cell office:value-type="float" office:value="10136440" table:style-name="ce2">
            <text:p>10136440</text:p>
          </table:table-cell>
          <table:table-cell office:value-type="float" office:value="38784159" table:style-name="ce1">
            <text:p>3878415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arglory Hotel, Hualien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瑞穗春天國際觀光酒店</text:span></text:p>
          </table:table-cell>
          <table:table-cell office:value-type="string" table:style-name="ce2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1470" table:style-name="ce2">
            <text:p>1470</text:p>
          </table:table-cell>
          <table:table-cell office:value-type="string" table:style-name="ce2">
            <text:p><text:span text:style-name="T2">26.52%</text:span></text:p>
          </table:table-cell>
          <table:table-cell office:value-type="float" office:value="9670" table:style-name="ce2">
            <text:p>9670</text:p>
          </table:table-cell>
          <table:table-cell office:value-type="float" office:value="14215399" table:style-name="ce2">
            <text:p>14215399</text:p>
          </table:table-cell>
          <table:table-cell office:value-type="float" office:value="6282870" table:style-name="ce2">
            <text:p>6282870</text:p>
          </table:table-cell>
          <table:table-cell office:value-type="float" office:value="23048683" table:style-name="ce1">
            <text:p>230486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Cosmos</text:span><text:span text:style-name="T2"><text:s/>Resort</text:span><text:span text:style-name="T2"><text:s/>Ruisui,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晶悅國際飯店</text:span><text:span text:style-name="T2">(</text:span><text:span text:style-name="T1">原桃園⼤飯店</text:span><text:span text:style-name="T2">)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8" table:style-name="ce2">
            <text:p>388</text:p>
          </table:table-cell>
          <table:table-cell office:value-type="float" office:value="6992" table:style-name="ce2">
            <text:p>6992</text:p>
          </table:table-cell>
          <table:table-cell office:value-type="string" table:style-name="ce2">
            <text:p><text:span text:style-name="T2">64.36%</text:span></text:p>
          </table:table-cell>
          <table:table-cell office:value-type="float" office:value="1668" table:style-name="ce2">
            <text:p>1668</text:p>
          </table:table-cell>
          <table:table-cell office:value-type="float" office:value="11665093" table:style-name="ce2">
            <text:p>11665093</text:p>
          </table:table-cell>
          <table:table-cell office:value-type="float" office:value="5139839" table:style-name="ce2">
            <text:p>5139839</text:p>
          </table:table-cell>
          <table:table-cell office:value-type="float" office:value="17466372" table:style-name="ce1">
            <text:p>174663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Pleasant</text:span><text:span text:style-name="T2"><text:s/>Hotels</text:span><text:span text:style-name="T2"><text:s/>Internationa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尊爵天際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5374" table:style-name="ce2">
            <text:p>5374</text:p>
          </table:table-cell>
          <table:table-cell office:value-type="string" table:style-name="ce2">
            <text:p><text:span text:style-name="T2">76.77%</text:span></text:p>
          </table:table-cell>
          <table:table-cell office:value-type="float" office:value="2175" table:style-name="ce2">
            <text:p>2175</text:p>
          </table:table-cell>
          <table:table-cell office:value-type="float" office:value="11690899" table:style-name="ce2">
            <text:p>11690899</text:p>
          </table:table-cell>
          <table:table-cell office:value-type="float" office:value="22595589" table:style-name="ce2">
            <text:p>22595589</text:p>
          </table:table-cell>
          <table:table-cell office:value-type="float" office:value="35100584" table:style-name="ce1">
            <text:p>351005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Ｍ</text:span><text:span text:style-name="T2">onarch-Skyline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桃禧航空城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7" table:style-name="ce2">
            <text:p>187</text:p>
          </table:table-cell>
          <table:table-cell office:value-type="float" office:value="3243" table:style-name="ce2">
            <text:p>3243</text:p>
          </table:table-cell>
          <table:table-cell office:value-type="string" table:style-name="ce2">
            <text:p><text:span text:style-name="T2">61.94%</text:span></text:p>
          </table:table-cell>
          <table:table-cell office:value-type="float" office:value="2455" table:style-name="ce2">
            <text:p>2455</text:p>
          </table:table-cell>
          <table:table-cell office:value-type="float" office:value="7960640" table:style-name="ce2">
            <text:p>7960640</text:p>
          </table:table-cell>
          <table:table-cell office:value-type="float" office:value="9101049" table:style-name="ce2">
            <text:p>9101049</text:p>
          </table:table-cell>
          <table:table-cell office:value-type="float" office:value="18370642" table:style-name="ce1">
            <text:p>183706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ORCHARD</text:span><text:span text:style-name="T2"><text:s/>PARK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南⽅莊園渡假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2036" table:style-name="ce2">
            <text:p>2036</text:p>
          </table:table-cell>
          <table:table-cell office:value-type="string" table:style-name="ce2">
            <text:p><text:span text:style-name="T2">65.51%</text:span></text:p>
          </table:table-cell>
          <table:table-cell office:value-type="float" office:value="5566" table:style-name="ce2">
            <text:p>5566</text:p>
          </table:table-cell>
          <table:table-cell office:value-type="float" office:value="11332849" table:style-name="ce2">
            <text:p>11332849</text:p>
          </table:table-cell>
          <table:table-cell office:value-type="float" office:value="14148674" table:style-name="ce2">
            <text:p>14148674</text:p>
          </table:table-cell>
          <table:table-cell office:value-type="float" office:value="30219651" table:style-name="ce1">
            <text:p>302196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outh</text:span><text:span text:style-name="T2"><text:s/>Gardens</text:span><text:span text:style-name="T2"><text:s/>Res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北諾富特華航桃園機場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9502" table:style-name="ce2">
            <text:p>9502</text:p>
          </table:table-cell>
          <table:table-cell office:value-type="string" table:style-name="ce2">
            <text:p><text:span text:style-name="T2">65.77%</text:span></text:p>
          </table:table-cell>
          <table:table-cell office:value-type="float" office:value="2725" table:style-name="ce2">
            <text:p>2725</text:p>
          </table:table-cell>
          <table:table-cell office:value-type="float" office:value="25892680" table:style-name="ce2">
            <text:p>25892680</text:p>
          </table:table-cell>
          <table:table-cell office:value-type="float" office:value="10194250" table:style-name="ce2">
            <text:p>10194250</text:p>
          </table:table-cell>
          <table:table-cell office:value-type="float" office:value="40526069" table:style-name="ce1">
            <text:p>405260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Novotel</text:span><text:span text:style-name="T2"><text:s/>Taipei</text:span><text:span text:style-name="T2"><text:s/>Taoyuan</text:span><text:span text:style-name="T2"><text:s/>International</text:span><text:span text:style-name="T2"><text:s/>Airp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8332" table:style-name="ce2">
            <text:p>8332</text:p>
          </table:table-cell>
          <table:table-cell office:value-type="string" table:style-name="ce2">
            <text:p><text:span text:style-name="T2">77.09%</text:span></text:p>
          </table:table-cell>
          <table:table-cell office:value-type="float" office:value="3930" table:style-name="ce2">
            <text:p>3930</text:p>
          </table:table-cell>
          <table:table-cell office:value-type="float" office:value="32743537" table:style-name="ce2">
            <text:p>32743537</text:p>
          </table:table-cell>
          <table:table-cell office:value-type="float" office:value="35304654" table:style-name="ce2">
            <text:p>35304654</text:p>
          </table:table-cell>
          <table:table-cell office:value-type="float" office:value="77296388" table:style-name="ce1">
            <text:p>772963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eraton</text:span><text:span text:style-name="T2"><text:s/>Hsinchu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老爺⼤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3443" table:style-name="ce2">
            <text:p>3443</text:p>
          </table:table-cell>
          <table:table-cell office:value-type="string" table:style-name="ce2">
            <text:p><text:span text:style-name="T2">59.12%</text:span></text:p>
          </table:table-cell>
          <table:table-cell office:value-type="float" office:value="3246" table:style-name="ce2">
            <text:p>3246</text:p>
          </table:table-cell>
          <table:table-cell office:value-type="float" office:value="11174562" table:style-name="ce2">
            <text:p>11174562</text:p>
          </table:table-cell>
          <table:table-cell office:value-type="float" office:value="12294782" table:style-name="ce2">
            <text:p>12294782</text:p>
          </table:table-cell>
          <table:table-cell office:value-type="float" office:value="24591905" table:style-name="ce1">
            <text:p>245919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</text:span><text:span text:style-name="T2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新⽵國賓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5586" table:style-name="ce2">
            <text:p>5586</text:p>
          </table:table-cell>
          <table:table-cell office:value-type="string" table:style-name="ce2">
            <text:p><text:span text:style-name="T2">77.63%</text:span></text:p>
          </table:table-cell>
          <table:table-cell office:value-type="float" office:value="3049" table:style-name="ce2">
            <text:p>3049</text:p>
          </table:table-cell>
          <table:table-cell office:value-type="float" office:value="17029151" table:style-name="ce2">
            <text:p>17029151</text:p>
          </table:table-cell>
          <table:table-cell office:value-type="float" office:value="33978296" table:style-name="ce2">
            <text:p>33978296</text:p>
          </table:table-cell>
          <table:table-cell office:value-type="float" office:value="55794617" table:style-name="ce1">
            <text:p>557946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Ambassador</text:span><text:span text:style-name="T2"><text:s/>Hotel</text:span><text:span text:style-name="T2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尊爵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5301" table:style-name="ce2">
            <text:p>5301</text:p>
          </table:table-cell>
          <table:table-cell office:value-type="string" table:style-name="ce2">
            <text:p><text:span text:style-name="T2">81.96%</text:span></text:p>
          </table:table-cell>
          <table:table-cell office:value-type="float" office:value="2236" table:style-name="ce2">
            <text:p>2236</text:p>
          </table:table-cell>
          <table:table-cell office:value-type="float" office:value="11854154" table:style-name="ce2">
            <text:p>11854154</text:p>
          </table:table-cell>
          <table:table-cell office:value-type="float" office:value="11726935" table:style-name="ce2">
            <text:p>11726935</text:p>
          </table:table-cell>
          <table:table-cell office:value-type="float" office:value="25176541" table:style-name="ce1">
            <text:p>251765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Monarch</text:span><text:span text:style-name="T2"><text:s/>Plaza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古華花園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5361" table:style-name="ce2">
            <text:p>5361</text:p>
          </table:table-cell>
          <table:table-cell office:value-type="string" table:style-name="ce2">
            <text:p><text:span text:style-name="T2">75.08%</text:span></text:p>
          </table:table-cell>
          <table:table-cell office:value-type="float" office:value="3058" table:style-name="ce2">
            <text:p>3058</text:p>
          </table:table-cell>
          <table:table-cell office:value-type="float" office:value="16396241" table:style-name="ce2">
            <text:p>16396241</text:p>
          </table:table-cell>
          <table:table-cell office:value-type="float" office:value="15112959" table:style-name="ce2">
            <text:p>15112959</text:p>
          </table:table-cell>
          <table:table-cell office:value-type="float" office:value="33393281" table:style-name="ce1">
            <text:p>333932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Kuva</text:span><text:span text:style-name="T2"><text:s/>Chatea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桃園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4002" table:style-name="ce2">
            <text:p>4002</text:p>
          </table:table-cell>
          <table:table-cell office:value-type="string" table:style-name="ce2">
            <text:p><text:span text:style-name="T2">78.53%</text:span></text:p>
          </table:table-cell>
          <table:table-cell office:value-type="float" office:value="1857" table:style-name="ce2">
            <text:p>1857</text:p>
          </table:table-cell>
          <table:table-cell office:value-type="float" office:value="7432836" table:style-name="ce2">
            <text:p>7432836</text:p>
          </table:table-cell>
          <table:table-cell office:value-type="float" office:value="4846203" table:style-name="ce2">
            <text:p>4846203</text:p>
          </table:table-cell>
          <table:table-cell office:value-type="float" office:value="12895310" table:style-name="ce1">
            <text:p>128953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Taoyuan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林⼝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2493" table:style-name="ce2">
            <text:p>2493</text:p>
          </table:table-cell>
          <table:table-cell office:value-type="string" table:style-name="ce2">
            <text:p><text:span text:style-name="T2">59.76%</text:span></text:p>
          </table:table-cell>
          <table:table-cell office:value-type="float" office:value="2430" table:style-name="ce2">
            <text:p>2430</text:p>
          </table:table-cell>
          <table:table-cell office:value-type="float" office:value="6057768" table:style-name="ce2">
            <text:p>6057768</text:p>
          </table:table-cell>
          <table:table-cell office:value-type="float" office:value="4630653" table:style-name="ce2">
            <text:p>4630653</text:p>
          </table:table-cell>
          <table:table-cell office:value-type="float" office:value="10739154" table:style-name="ce1">
            <text:p>107391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Linko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豐⾢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2083" table:style-name="ce2">
            <text:p>2083</text:p>
          </table:table-cell>
          <table:table-cell office:value-type="string" table:style-name="ce2">
            <text:p><text:span text:style-name="T2">19.37%</text:span></text:p>
          </table:table-cell>
          <table:table-cell office:value-type="float" office:value="3930" table:style-name="ce2">
            <text:p>3930</text:p>
          </table:table-cell>
          <table:table-cell office:value-type="float" office:value="8185884" table:style-name="ce2">
            <text:p>8185884</text:p>
          </table:table-cell>
          <table:table-cell office:value-type="float" office:value="5264936" table:style-name="ce2">
            <text:p>5264936</text:p>
          </table:table-cell>
          <table:table-cell office:value-type="float" office:value="14680285" table:style-name="ce1">
            <text:p>146802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eraton</text:span><text:span text:style-name="T2"><text:s/>Fongyi</text:span><text:span text:style-name="T2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馥藝⾦鬱⾦香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3300" table:style-name="ce2">
            <text:p>3300</text:p>
          </table:table-cell>
          <table:table-cell office:value-type="string" table:style-name="ce2">
            <text:p><text:span text:style-name="T2">61.71%</text:span></text:p>
          </table:table-cell>
          <table:table-cell office:value-type="float" office:value="2148" table:style-name="ce2">
            <text:p>2148</text:p>
          </table:table-cell>
          <table:table-cell office:value-type="float" office:value="7088559" table:style-name="ce2">
            <text:p>7088559</text:p>
          </table:table-cell>
          <table:table-cell office:value-type="float" office:value="2583700" table:style-name="ce2">
            <text:p>2583700</text:p>
          </table:table-cell>
          <table:table-cell office:value-type="float" office:value="9856685" table:style-name="ce1">
            <text:p>98566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esthetics</text:span><text:span text:style-name="T2"><text:s/>Golden</text:span><text:span text:style-name="T2"><text:s/>Tulip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名都觀光渡假⼤飯店</text:span></text:p>
          </table:table-cell>
          <table:table-cell office:value-type="string" table:style-name="ce2">
            <text:p>Scenery</text:p>
          </table:table-cell>
          <table:table-cell office:value-type="float" office:value="99" table:style-name="ce2">
            <text:p>99</text:p>
          </table:table-cell>
          <table:table-cell office:value-type="float" office:value="1551" table:style-name="ce2">
            <text:p>1551</text:p>
          </table:table-cell>
          <table:table-cell office:value-type="string" table:style-name="ce2">
            <text:p><text:span text:style-name="T2">55.95%</text:span></text:p>
          </table:table-cell>
          <table:table-cell office:value-type="float" office:value="1305" table:style-name="ce2">
            <text:p>1305</text:p>
          </table:table-cell>
          <table:table-cell office:value-type="float" office:value="2023713" table:style-name="ce2">
            <text:p>2023713</text:p>
          </table:table-cell>
          <table:table-cell office:value-type="float" office:value="2935911" table:style-name="ce2">
            <text:p>2935911</text:p>
          </table:table-cell>
          <table:table-cell office:value-type="float" office:value="5026740" table:style-name="ce1">
            <text:p>50267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eau</text:span><text:span text:style-name="T2"><text:s/>Max</text:span><text:span text:style-name="T2"><text:s/>Resort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陽明⼭中國麗緻⼤飯店</text:span></text:p>
          </table:table-cell>
          <table:table-cell office:value-type="string" table:style-name="ce2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706" table:style-name="ce2">
            <text:p>706</text:p>
          </table:table-cell>
          <table:table-cell office:value-type="string" table:style-name="ce2">
            <text:p><text:span text:style-name="T2">53.65%</text:span></text:p>
          </table:table-cell>
          <table:table-cell office:value-type="float" office:value="5183" table:style-name="ce2">
            <text:p>5183</text:p>
          </table:table-cell>
          <table:table-cell office:value-type="float" office:value="3659178" table:style-name="ce2">
            <text:p>3659178</text:p>
          </table:table-cell>
          <table:table-cell office:value-type="float" office:value="3350465" table:style-name="ce2">
            <text:p>3350465</text:p>
          </table:table-cell>
          <table:table-cell office:value-type="float" office:value="9297469" table:style-name="ce1">
            <text:p>92974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Landis</text:span><text:span text:style-name="T2"><text:s/>China</text:span><text:span text:style-name="T2"><text:s/>Yangmingsh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趣淘漫旅</text:span></text:p>
          </table:table-cell>
          <table:table-cell office:value-type="string" table:style-name="ce2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2642" table:style-name="ce2">
            <text:p>2642</text:p>
          </table:table-cell>
          <table:table-cell office:value-type="string" table:style-name="ce2">
            <text:p><text:span text:style-name="T2">47.66%</text:span></text:p>
          </table:table-cell>
          <table:table-cell office:value-type="float" office:value="3621" table:style-name="ce2">
            <text:p>3621</text:p>
          </table:table-cell>
          <table:table-cell office:value-type="float" office:value="9566548" table:style-name="ce2">
            <text:p>9566548</text:p>
          </table:table-cell>
          <table:table-cell office:value-type="float" office:value="4475768" table:style-name="ce2">
            <text:p>4475768</text:p>
          </table:table-cell>
          <table:table-cell office:value-type="float" office:value="15856547" table:style-name="ce1">
            <text:p>1585654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HOTEL CHAM CHAM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⾼雄圓⼭⼤飯店</text:span></text:p>
          </table:table-cell>
          <table:table-cell office:value-type="string" table:style-name="ce2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2084" table:style-name="ce2">
            <text:p>2084</text:p>
          </table:table-cell>
          <table:table-cell office:value-type="string" table:style-name="ce2">
            <text:p><text:span text:style-name="T2">69.56%</text:span></text:p>
          </table:table-cell>
          <table:table-cell office:value-type="float" office:value="3193" table:style-name="ce2">
            <text:p>3193</text:p>
          </table:table-cell>
          <table:table-cell office:value-type="float" office:value="6654440" table:style-name="ce2">
            <text:p>6654440</text:p>
          </table:table-cell>
          <table:table-cell office:value-type="float" office:value="10159385" table:style-name="ce2">
            <text:p>10159385</text:p>
          </table:table-cell>
          <table:table-cell office:value-type="float" office:value="17704031" table:style-name="ce1">
            <text:p>177040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Grand</text:span><text:span text:style-name="T2"><text:s/>Hotel</text:span><text:span text:style-name="T2"><text:s/>Kaohsiu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礁溪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93" table:style-name="ce2">
            <text:p>193</text:p>
          </table:table-cell>
          <table:table-cell office:value-type="float" office:value="4163" table:style-name="ce2">
            <text:p>4163</text:p>
          </table:table-cell>
          <table:table-cell office:value-type="string" table:style-name="ce2">
            <text:p><text:span text:style-name="T2">77.04%</text:span></text:p>
          </table:table-cell>
          <table:table-cell office:value-type="float" office:value="8784" table:style-name="ce2">
            <text:p>8784</text:p>
          </table:table-cell>
          <table:table-cell office:value-type="float" office:value="36567706" table:style-name="ce2">
            <text:p>36567706</text:p>
          </table:table-cell>
          <table:table-cell office:value-type="float" office:value="21520027" table:style-name="ce2">
            <text:p>21520027</text:p>
          </table:table-cell>
          <table:table-cell office:value-type="float" office:value="69139419" table:style-name="ce1">
            <text:p>691394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</text:span><text:span text:style-name="T2"><text:s/>Chiao-Hi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涵碧樓⼤飯店</text:span></text:p>
          </table:table-cell>
          <table:table-cell office:value-type="string" table:style-name="ce2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2285" table:style-name="ce2">
            <text:p>2285</text:p>
          </table:table-cell>
          <table:table-cell office:value-type="string" table:style-name="ce2">
            <text:p><text:span text:style-name="T2">85.01%</text:span></text:p>
          </table:table-cell>
          <table:table-cell office:value-type="float" office:value="15343" table:style-name="ce2">
            <text:p>15343</text:p>
          </table:table-cell>
          <table:table-cell office:value-type="float" office:value="35058098" table:style-name="ce2">
            <text:p>35058098</text:p>
          </table:table-cell>
          <table:table-cell office:value-type="float" office:value="3870922" table:style-name="ce2">
            <text:p>3870922</text:p>
          </table:table-cell>
          <table:table-cell office:value-type="float" office:value="42871994" table:style-name="ce1">
            <text:p>428719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Lalu</text:span><text:span text:style-name="T2"><text:s/>Sun</text:span><text:span text:style-name="T2"><text:s/>Moon</text:span><text:span text:style-name="T2"><text:s/>Lak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雲品溫泉酒店⽇⽉潭</text:span></text:p>
          </table:table-cell>
          <table:table-cell office:value-type="string" table:style-name="ce2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4228" table:style-name="ce2">
            <text:p>4228</text:p>
          </table:table-cell>
          <table:table-cell office:value-type="string" table:style-name="ce2">
            <text:p><text:span text:style-name="T2">71.56%</text:span></text:p>
          </table:table-cell>
          <table:table-cell office:value-type="float" office:value="10910" table:style-name="ce2">
            <text:p>10910</text:p>
          </table:table-cell>
          <table:table-cell office:value-type="float" office:value="46126605" table:style-name="ce2">
            <text:p>46126605</text:p>
          </table:table-cell>
          <table:table-cell office:value-type="float" office:value="20720631" table:style-name="ce2">
            <text:p>20720631</text:p>
          </table:table-cell>
          <table:table-cell office:value-type="float" office:value="71547107" table:style-name="ce1">
            <text:p>715471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leur</text:span><text:span text:style-name="T2"><text:s/>De</text:span><text:span text:style-name="T2"><text:s/>Chine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⽇⽉⾏館</text:span></text:p>
          </table:table-cell>
          <table:table-cell office:value-type="string" table:style-name="ce2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<text:span text:style-name="T2">28.92%</text:span></text:p>
          </table:table-cell>
          <table:table-cell office:value-type="float" office:value="13361" table:style-name="ce2">
            <text:p>13361</text:p>
          </table:table-cell>
          <table:table-cell office:value-type="float" office:value="9953856" table:style-name="ce2">
            <text:p>9953856</text:p>
          </table:table-cell>
          <table:table-cell office:value-type="float" office:value="2159772" table:style-name="ce2">
            <text:p>2159772</text:p>
          </table:table-cell>
          <table:table-cell office:value-type="float" office:value="12498633" table:style-name="ce1">
            <text:p>124986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Wen</text:span><text:span text:style-name="T2"><text:s/>Wan</text:span><text:span text:style-name="T2"><text:s/>Hotel</text:span><text:span text:style-name="T2"><text:s/>&amp;</text:span><text:span text:style-name="T2"><text:s/>Resort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凱撒⼤飯店</text:span></text:p>
          </table:table-cell>
          <table:table-cell office:value-type="string" table:style-name="ce2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7510" table:style-name="ce2">
            <text:p>7510</text:p>
          </table:table-cell>
          <table:table-cell office:value-type="string" table:style-name="ce2">
            <text:p><text:span text:style-name="T2">95.45%</text:span></text:p>
          </table:table-cell>
          <table:table-cell office:value-type="float" office:value="5030" table:style-name="ce2">
            <text:p>5030</text:p>
          </table:table-cell>
          <table:table-cell office:value-type="float" office:value="37776244" table:style-name="ce2">
            <text:p>37776244</text:p>
          </table:table-cell>
          <table:table-cell office:value-type="float" office:value="12795959" table:style-name="ce2">
            <text:p>12795959</text:p>
          </table:table-cell>
          <table:table-cell office:value-type="float" office:value="52684201" table:style-name="ce1">
            <text:p>526842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aesar</text:span><text:span text:style-name="T2"><text:s/>Park</text:span><text:span text:style-name="T2"><text:s/>Hotel</text:span><text:span text:style-name="T2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墾丁福華渡假飯店</text:span></text:p>
          </table:table-cell>
          <table:table-cell office:value-type="string" table:style-name="ce2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8704" table:style-name="ce2">
            <text:p>8704</text:p>
          </table:table-cell>
          <table:table-cell office:value-type="string" table:style-name="ce2">
            <text:p><text:span text:style-name="T2">67.87%</text:span></text:p>
          </table:table-cell>
          <table:table-cell office:value-type="float" office:value="3829" table:style-name="ce2">
            <text:p>3829</text:p>
          </table:table-cell>
          <table:table-cell office:value-type="float" office:value="33325067" table:style-name="ce2">
            <text:p>33325067</text:p>
          </table:table-cell>
          <table:table-cell office:value-type="float" office:value="9759382" table:style-name="ce2">
            <text:p>9759382</text:p>
          </table:table-cell>
          <table:table-cell office:value-type="float" office:value="45938393" table:style-name="ce1">
            <text:p>459383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ward</text:span><text:span text:style-name="T2"><text:s/>Beach</text:span><text:span text:style-name="T2"><text:s/>Resort</text:span><text:span text:style-name="T2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東⽅渡假酒店</text:span></text:p>
          </table:table-cell>
          <table:table-cell office:value-type="string" table:style-name="ce2">
            <text:p>Scenery</text:p>
          </table:table-cell>
          <table:table-cell office:value-type="float" office:value="112" table:style-name="ce2">
            <text:p>112</text:p>
          </table:table-cell>
          <table:table-cell office:value-type="float" office:value="1400" table:style-name="ce2">
            <text:p>1400</text:p>
          </table:table-cell>
          <table:table-cell office:value-type="string" table:style-name="ce2">
            <text:p><text:span text:style-name="T2">44.64%</text:span></text:p>
          </table:table-cell>
          <table:table-cell office:value-type="float" office:value="3228" table:style-name="ce2">
            <text:p>3228</text:p>
          </table:table-cell>
          <table:table-cell office:value-type="float" office:value="4519240" table:style-name="ce2">
            <text:p>4519240</text:p>
          </table:table-cell>
          <table:table-cell office:value-type="float" office:value="4003060" table:style-name="ce2">
            <text:p>4003060</text:p>
          </table:table-cell>
          <table:table-cell office:value-type="float" office:value="8522300" table:style-name="ce1">
            <text:p>85223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Dong</text:span><text:span text:style-name="T2"><text:s/>Fang</text:span><text:span text:style-name="T2"><text:s/>Du</text:span><text:span text:style-name="T2"><text:s/>Jia</text:span><text:span text:style-name="T2"><text:s/>Jiudian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知本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4128" table:style-name="ce2">
            <text:p>4128</text:p>
          </table:table-cell>
          <table:table-cell office:value-type="string" table:style-name="ce2">
            <text:p><text:span text:style-name="T2">81.00%</text:span></text:p>
          </table:table-cell>
          <table:table-cell office:value-type="float" office:value="5100" table:style-name="ce2">
            <text:p>5100</text:p>
          </table:table-cell>
          <table:table-cell office:value-type="float" office:value="21053031" table:style-name="ce2">
            <text:p>21053031</text:p>
          </table:table-cell>
          <table:table-cell office:value-type="float" office:value="10962745" table:style-name="ce2">
            <text:p>10962745</text:p>
          </table:table-cell>
          <table:table-cell office:value-type="float" office:value="37091228" table:style-name="ce1">
            <text:p>370912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Royal</text:span><text:span text:style-name="T2"><text:s/>Chihpen</text:span><text:span text:style-name="T2"><text:s/>Spa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太魯閣晶英酒店</text:span></text:p>
          </table:table-cell>
          <table:table-cell office:value-type="string" table:style-name="ce2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2842" table:style-name="ce2">
            <text:p>2842</text:p>
          </table:table-cell>
          <table:table-cell office:value-type="string" table:style-name="ce2">
            <text:p><text:span text:style-name="T2">63.44%</text:span></text:p>
          </table:table-cell>
          <table:table-cell office:value-type="float" office:value="8481" table:style-name="ce2">
            <text:p>8481</text:p>
          </table:table-cell>
          <table:table-cell office:value-type="float" office:value="24103820" table:style-name="ce2">
            <text:p>24103820</text:p>
          </table:table-cell>
          <table:table-cell office:value-type="float" office:value="7836731" table:style-name="ce2">
            <text:p>7836731</text:p>
          </table:table-cell>
          <table:table-cell office:value-type="float" office:value="35510674" table:style-name="ce1">
            <text:p>355106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ilks</text:span><text:span text:style-name="T2"><text:s/>Place</text:span><text:span text:style-name="T2"><text:s/>Hotel,</text:span><text:span text:style-name="T2"><text:s/>Taroko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福隆</text:span></text:p>
          </table:table-cell>
          <table:table-cell office:value-type="string" table:style-name="ce2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1362" table:style-name="ce2">
            <text:p>1362</text:p>
          </table:table-cell>
          <table:table-cell office:value-type="string" table:style-name="ce2">
            <text:p><text:span text:style-name="T2">27.96%</text:span></text:p>
          </table:table-cell>
          <table:table-cell office:value-type="float" office:value="5521" table:style-name="ce2">
            <text:p>5521</text:p>
          </table:table-cell>
          <table:table-cell office:value-type="float" office:value="7519118" table:style-name="ce2">
            <text:p>7519118</text:p>
          </table:table-cell>
          <table:table-cell office:value-type="float" office:value="4562661" table:style-name="ce2">
            <text:p>4562661</text:p>
          </table:table-cell>
          <table:table-cell office:value-type="float" office:value="12250440" table:style-name="ce1">
            <text:p>122504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ong</text:span><text:span text:style-name="T2"><text:s/>Beach</text:span><text:span text:style-name="T2"><text:s/>Resort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龍⾕⼤飯店</text:span></text:p>
          </table:table-cell>
          <table:table-cell office:value-type="string" table:style-name="ce2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1220" table:style-name="ce2">
            <text:p>1220</text:p>
          </table:table-cell>
          <table:table-cell office:value-type="string" table:style-name="ce2">
            <text:p><text:span text:style-name="T2">23.05%</text:span></text:p>
          </table:table-cell>
          <table:table-cell office:value-type="float" office:value="2915" table:style-name="ce2">
            <text:p>2915</text:p>
          </table:table-cell>
          <table:table-cell office:value-type="float" office:value="3556901" table:style-name="ce2">
            <text:p>3556901</text:p>
          </table:table-cell>
          <table:table-cell office:value-type="float" office:value="935721" table:style-name="ce2">
            <text:p>935721</text:p>
          </table:table-cell>
          <table:table-cell office:value-type="float" office:value="4901556" table:style-name="ce1">
            <text:p>49015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Dragon</text:span><text:span text:style-name="T2"><text:s/>Valley</text:span><text:span text:style-name="T2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阿⾥⼭賓館</text:span></text:p>
          </table:table-cell>
          <table:table-cell office:value-type="string" table:style-name="ce2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408" table:style-name="ce2">
            <text:p>408</text:p>
          </table:table-cell>
          <table:table-cell office:value-type="string" table:style-name="ce2">
            <text:p><text:span text:style-name="T2">41.63%</text:span></text:p>
          </table:table-cell>
          <table:table-cell office:value-type="float" office:value="7253" table:style-name="ce2">
            <text:p>7253</text:p>
          </table:table-cell>
          <table:table-cell office:value-type="float" office:value="2959106" table:style-name="ce2">
            <text:p>2959106</text:p>
          </table:table-cell>
          <table:table-cell office:value-type="float" office:value="0" table:style-name="ce2">
            <text:p>0</text:p>
          </table:table-cell>
          <table:table-cell office:value-type="float" office:value="2959106" table:style-name="ce1">
            <text:p>29591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lishan</text:span><text:span text:style-name="T2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阿⾥⼭賓館</text:span><text:span text:style-name="T2">(</text:span><text:span text:style-name="T1">新館</text:span><text:span text:style-name="T2">)</text:span></text:p>
          </table:table-cell>
          <table:table-cell office:value-type="string" table:style-name="ce2">
            <text:p>Scenery</text:p>
          </table:table-cell>
          <table:table-cell office:value-type="float" office:value="102" table:style-name="ce2">
            <text:p>102</text:p>
          </table:table-cell>
          <table:table-cell office:value-type="float" office:value="1885" table:style-name="ce2">
            <text:p>1885</text:p>
          </table:table-cell>
          <table:table-cell office:value-type="string" table:style-name="ce2">
            <text:p><text:span text:style-name="T2">66.00%</text:span></text:p>
          </table:table-cell>
          <table:table-cell office:value-type="float" office:value="7664" table:style-name="ce2">
            <text:p>7664</text:p>
          </table:table-cell>
          <table:table-cell office:value-type="float" office:value="14447402" table:style-name="ce2">
            <text:p>14447402</text:p>
          </table:table-cell>
          <table:table-cell office:value-type="float" office:value="6875106" table:style-name="ce2">
            <text:p>6875106</text:p>
          </table:table-cell>
          <table:table-cell office:value-type="float" office:value="22328564" table:style-name="ce1">
            <text:p>223285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Alishan</text:span><text:span text:style-name="T2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墾丁怡灣渡假酒店</text:span></text:p>
          </table:table-cell>
          <table:table-cell office:value-type="string" table:style-name="ce2">
            <text:p>Scenery</text:p>
          </table:table-cell>
          <table:table-cell office:value-type="float" office:value="175" table:style-name="ce2">
            <text:p>175</text:p>
          </table:table-cell>
          <table:table-cell office:value-type="float" office:value="1285" table:style-name="ce2">
            <text:p>1285</text:p>
          </table:table-cell>
          <table:table-cell office:value-type="string" table:style-name="ce2">
            <text:p><text:span text:style-name="T2">26.22%</text:span></text:p>
          </table:table-cell>
          <table:table-cell office:value-type="float" office:value="4390" table:style-name="ce2">
            <text:p>4390</text:p>
          </table:table-cell>
          <table:table-cell office:value-type="float" office:value="5641774" table:style-name="ce2">
            <text:p>5641774</text:p>
          </table:table-cell>
          <table:table-cell office:value-type="float" office:value="920837" table:style-name="ce2">
            <text:p>920837</text:p>
          </table:table-cell>
          <table:table-cell office:value-type="float" office:value="6724868" table:style-name="ce1">
            <text:p>67248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Grand</text:span><text:span text:style-name="T2"><text:s/>Bay</text:span><text:span text:style-name="T2"><text:s/>Resort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麒麟⼤飯店</text:span></text:p>
          </table:table-cell>
          <table:table-cell office:value-type="string" table:style-name="ce3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1553" table:style-name="ce2">
            <text:p>1553</text:p>
          </table:table-cell>
          <table:table-cell office:value-type="string" table:style-name="ce2">
            <text:p><text:span text:style-name="T2">33.21%</text:span></text:p>
          </table:table-cell>
          <table:table-cell office:value-type="float" office:value="5220" table:style-name="ce2">
            <text:p>5220</text:p>
          </table:table-cell>
          <table:table-cell office:value-type="float" office:value="8106762" table:style-name="ce2">
            <text:p>8106762</text:p>
          </table:table-cell>
          <table:table-cell office:value-type="float" office:value="2096022" table:style-name="ce2">
            <text:p>2096022</text:p>
          </table:table-cell>
          <table:table-cell office:value-type="float" office:value="10498310" table:style-name="ce1">
            <text:p>104983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Kilin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福容⼤飯店</text:span><text:span text:style-name="T1"><text:s/>淡⽔漁⼈碼頭</text:span></text:p>
          </table:table-cell>
          <table:table-cell office:value-type="string" table:style-name="ce3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2240" table:style-name="ce2">
            <text:p>2240</text:p>
          </table:table-cell>
          <table:table-cell office:value-type="string" table:style-name="ce2">
            <text:p><text:span text:style-name="T2">40.40%</text:span></text:p>
          </table:table-cell>
          <table:table-cell office:value-type="float" office:value="5542" table:style-name="ce2">
            <text:p>5542</text:p>
          </table:table-cell>
          <table:table-cell office:value-type="float" office:value="12413441" table:style-name="ce2">
            <text:p>12413441</text:p>
          </table:table-cell>
          <table:table-cell office:value-type="float" office:value="16610076" table:style-name="ce2">
            <text:p>16610076</text:p>
          </table:table-cell>
          <table:table-cell office:value-type="float" office:value="31352008" table:style-name="ce1">
            <text:p>313520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ullon</text:span><text:span text:style-name="T2"><text:s/>Hotel</text:span><text:span text:style-name="T2"><text:s/>Tamsui</text:span><text:span text:style-name="T2"><text:s/>Fishermen’s</text:span><text:span text:style-name="T2"><text:s/>Wharf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⼤板根渡假酒店</text:span></text:p>
          </table:table-cell>
          <table:table-cell office:value-type="string" table:style-name="ce3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2318" table:style-name="ce2">
            <text:p>2318</text:p>
          </table:table-cell>
          <table:table-cell office:value-type="string" table:style-name="ce2">
            <text:p><text:span text:style-name="T2">87.14%</text:span></text:p>
          </table:table-cell>
          <table:table-cell office:value-type="float" office:value="5605" table:style-name="ce2">
            <text:p>5605</text:p>
          </table:table-cell>
          <table:table-cell office:value-type="float" office:value="12992702" table:style-name="ce2">
            <text:p>12992702</text:p>
          </table:table-cell>
          <table:table-cell office:value-type="float" office:value="14919393" table:style-name="ce2">
            <text:p>14919393</text:p>
          </table:table-cell>
          <table:table-cell office:value-type="float" office:value="43773989" table:style-name="ce1">
            <text:p>437739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Great</text:span><text:span text:style-name="T2"><text:s/>Roots</text:span><text:span text:style-name="T2"><text:s/>Resort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板橋凱撒⼤飯店</text:span></text:p>
          </table:table-cell>
          <table:table-cell office:value-type="string" table:style-name="ce3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6605" table:style-name="ce2">
            <text:p>6605</text:p>
          </table:table-cell>
          <table:table-cell office:value-type="string" table:style-name="ce2">
            <text:p><text:span text:style-name="T2">58.97%</text:span></text:p>
          </table:table-cell>
          <table:table-cell office:value-type="float" office:value="3800" table:style-name="ce2">
            <text:p>3800</text:p>
          </table:table-cell>
          <table:table-cell office:value-type="float" office:value="25099286" table:style-name="ce2">
            <text:p>25099286</text:p>
          </table:table-cell>
          <table:table-cell office:value-type="float" office:value="16369993" table:style-name="ce2">
            <text:p>16369993</text:p>
          </table:table-cell>
          <table:table-cell office:value-type="float" office:value="42821434" table:style-name="ce1">
            <text:p>428214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aesar</text:span><text:span text:style-name="T2"><text:s/>Park</text:span><text:span text:style-name="T2"><text:s/>Hotel</text:span><text:span text:style-name="T2"><text:s/>Banqiao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南⼤飯店</text:span></text:p>
          </table:table-cell>
          <table:table-cell office:value-type="string" table:style-name="ce3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2522" table:style-name="ce2">
            <text:p>2522</text:p>
          </table:table-cell>
          <table:table-cell office:value-type="string" table:style-name="ce2">
            <text:p><text:span text:style-name="T2">59.26%</text:span></text:p>
          </table:table-cell>
          <table:table-cell office:value-type="float" office:value="2626" table:style-name="ce2">
            <text:p>2626</text:p>
          </table:table-cell>
          <table:table-cell office:value-type="float" office:value="6622201" table:style-name="ce2">
            <text:p>6622201</text:p>
          </table:table-cell>
          <table:table-cell office:value-type="float" office:value="12606257" table:style-name="ce2">
            <text:p>12606257</text:p>
          </table:table-cell>
          <table:table-cell office:value-type="float" office:value="20563127" table:style-name="ce1">
            <text:p>205631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Hotel</text:span><text:span text:style-name="T2"><text:s/>Tain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⼤億麗緻酒店</text:span></text:p>
          </table:table-cell>
          <table:table-cell office:value-type="string" table:style-name="ce3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5724" table:style-name="ce2">
            <text:p>5724</text:p>
          </table:table-cell>
          <table:table-cell office:value-type="string" table:style-name="ce2">
            <text:p><text:span text:style-name="T2">64.90%</text:span></text:p>
          </table:table-cell>
          <table:table-cell office:value-type="float" office:value="4310" table:style-name="ce2">
            <text:p>4310</text:p>
          </table:table-cell>
          <table:table-cell office:value-type="float" office:value="24671427" table:style-name="ce2">
            <text:p>24671427</text:p>
          </table:table-cell>
          <table:table-cell office:value-type="float" office:value="27137871" table:style-name="ce2">
            <text:p>27137871</text:p>
          </table:table-cell>
          <table:table-cell office:value-type="float" office:value="56509887" table:style-name="ce1">
            <text:p>565098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ayih</text:span><text:span text:style-name="T2"><text:s/>Landis</text:span><text:span text:style-name="T2"><text:s/>Tain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糖⻑榮酒店</text:span><text:span text:style-name="T2">(</text:span><text:span text:style-name="T1">台南</text:span><text:span text:style-name="T2">)</text:span></text:p>
          </table:table-cell>
          <table:table-cell office:value-type="string" table:style-name="ce3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4348" table:style-name="ce2">
            <text:p>4348</text:p>
          </table:table-cell>
          <table:table-cell office:value-type="string" table:style-name="ce2">
            <text:p><text:span text:style-name="T2">78.83%</text:span></text:p>
          </table:table-cell>
          <table:table-cell office:value-type="float" office:value="3407" table:style-name="ce2">
            <text:p>3407</text:p>
          </table:table-cell>
          <table:table-cell office:value-type="float" office:value="14813614" table:style-name="ce2">
            <text:p>14813614</text:p>
          </table:table-cell>
          <table:table-cell office:value-type="float" office:value="20952735" table:style-name="ce2">
            <text:p>20952735</text:p>
          </table:table-cell>
          <table:table-cell office:value-type="float" office:value="37500808" table:style-name="ce1">
            <text:p>375008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Evergreen</text:span><text:span text:style-name="T2"><text:s/>Plaza</text:span><text:span text:style-name="T2"><text:s/>Hotel(Tainan)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香格⾥拉台南遠東國際⼤飯店</text:span></text:p>
          </table:table-cell>
          <table:table-cell office:value-type="string" table:style-name="ce3">
            <text:p>Others</text:p>
          </table:table-cell>
          <table:table-cell office:value-type="float" office:value="333" table:style-name="ce2">
            <text:p>333</text:p>
          </table:table-cell>
          <table:table-cell office:value-type="float" office:value="6659" table:style-name="ce2">
            <text:p>6659</text:p>
          </table:table-cell>
          <table:table-cell office:value-type="string" table:style-name="ce2">
            <text:p><text:span text:style-name="T2">71.42%</text:span></text:p>
          </table:table-cell>
          <table:table-cell office:value-type="float" office:value="4655" table:style-name="ce2">
            <text:p>4655</text:p>
          </table:table-cell>
          <table:table-cell office:value-type="float" office:value="30994956" table:style-name="ce2">
            <text:p>30994956</text:p>
          </table:table-cell>
          <table:table-cell office:value-type="float" office:value="24941856" table:style-name="ce2">
            <text:p>24941856</text:p>
          </table:table-cell>
          <table:table-cell office:value-type="float" office:value="62421598" table:style-name="ce1">
            <text:p>624215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hangri-La’s</text:span><text:span text:style-name="T2"><text:s/>Far</text:span><text:span text:style-name="T2"><text:s/>Eastern</text:span><text:span text:style-name="T2"><text:s/>Plaza</text:span><text:span text:style-name="T2"><text:s/>Hotel,Tain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台南⼤員皇冠假⽇酒店</text:span></text:p>
          </table:table-cell>
          <table:table-cell office:value-type="string" table:style-name="ce3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3555" table:style-name="ce2">
            <text:p>3555</text:p>
          </table:table-cell>
          <table:table-cell office:value-type="string" table:style-name="ce2">
            <text:p><text:span text:style-name="T2">54.96%</text:span></text:p>
          </table:table-cell>
          <table:table-cell office:value-type="float" office:value="4213" table:style-name="ce2">
            <text:p>4213</text:p>
          </table:table-cell>
          <table:table-cell office:value-type="float" office:value="14975438" table:style-name="ce2">
            <text:p>14975438</text:p>
          </table:table-cell>
          <table:table-cell office:value-type="float" office:value="14629668" table:style-name="ce2">
            <text:p>14629668</text:p>
          </table:table-cell>
          <table:table-cell office:value-type="float" office:value="32410434" table:style-name="ce1">
            <text:p>324104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CROWNE</text:span><text:span text:style-name="T2"><text:s/>PLAZA</text:span><text:span text:style-name="T2"><text:s/>TAIN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蘭城晶英酒店</text:span></text:p>
          </table:table-cell>
          <table:table-cell office:value-type="string" table:style-name="ce3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2837" table:style-name="ce2">
            <text:p>2837</text:p>
          </table:table-cell>
          <table:table-cell office:value-type="string" table:style-name="ce2">
            <text:p><text:span text:style-name="T2">52.50%</text:span></text:p>
          </table:table-cell>
          <table:table-cell office:value-type="float" office:value="10871" table:style-name="ce2">
            <text:p>10871</text:p>
          </table:table-cell>
          <table:table-cell office:value-type="float" office:value="30841581" table:style-name="ce2">
            <text:p>30841581</text:p>
          </table:table-cell>
          <table:table-cell office:value-type="float" office:value="34905683" table:style-name="ce2">
            <text:p>34905683</text:p>
          </table:table-cell>
          <table:table-cell office:value-type="float" office:value="73253197" table:style-name="ce1">
            <text:p>732531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ilks</text:span><text:span text:style-name="T2"><text:s/>Place</text:span><text:span text:style-name="T2"><text:s/>Yila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鳳凰酒店</text:span><text:span text:style-name="T2">(</text:span><text:span text:style-name="T1">礁溪</text:span><text:span text:style-name="T2">)</text:span></text:p>
          </table:table-cell>
          <table:table-cell office:value-type="string" table:style-name="ce3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4309" table:style-name="ce2">
            <text:p>4309</text:p>
          </table:table-cell>
          <table:table-cell office:value-type="string" table:style-name="ce2">
            <text:p><text:span text:style-name="T2">66.62%</text:span></text:p>
          </table:table-cell>
          <table:table-cell office:value-type="float" office:value="8008" table:style-name="ce2">
            <text:p>8008</text:p>
          </table:table-cell>
          <table:table-cell office:value-type="float" office:value="34504467" table:style-name="ce2">
            <text:p>34504467</text:p>
          </table:table-cell>
          <table:table-cell office:value-type="float" office:value="18706631" table:style-name="ce2">
            <text:p>18706631</text:p>
          </table:table-cell>
          <table:table-cell office:value-type="float" office:value="60595313" table:style-name="ce1">
            <text:p>605953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Evergreen</text:span><text:span text:style-name="T2"><text:s/>Resort</text:span><text:span text:style-name="T2"><text:s/>Hotel(Jiaosi)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綠舞國際觀光飯店</text:span></text:p>
          </table:table-cell>
          <table:table-cell office:value-type="string" table:style-name="ce3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768" table:style-name="ce2">
            <text:p>768</text:p>
          </table:table-cell>
          <table:table-cell office:value-type="string" table:style-name="ce2">
            <text:p><text:span text:style-name="T2">26.37%</text:span></text:p>
          </table:table-cell>
          <table:table-cell office:value-type="float" office:value="8242" table:style-name="ce2">
            <text:p>8242</text:p>
          </table:table-cell>
          <table:table-cell office:value-type="float" office:value="6330158" table:style-name="ce2">
            <text:p>6330158</text:p>
          </table:table-cell>
          <table:table-cell office:value-type="float" office:value="3144283" table:style-name="ce2">
            <text:p>3144283</text:p>
          </table:table-cell>
          <table:table-cell office:value-type="float" office:value="10917632" table:style-name="ce1">
            <text:p>109176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Dancewoods</text:span><text:span text:style-name="T2"><text:s/>Hotels</text:span><text:span text:style-name="T2"><text:s/>and</text:span><text:span text:style-name="T2"><text:s/>Resorts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娜路彎⼤酒店</text:span></text:p>
          </table:table-cell>
          <table:table-cell office:value-type="string" table:style-name="ce3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4351" table:style-name="ce2">
            <text:p>4351</text:p>
          </table:table-cell>
          <table:table-cell office:value-type="string" table:style-name="ce2">
            <text:p><text:span text:style-name="T2">56.30%</text:span></text:p>
          </table:table-cell>
          <table:table-cell office:value-type="float" office:value="5590" table:style-name="ce2">
            <text:p>5590</text:p>
          </table:table-cell>
          <table:table-cell office:value-type="float" office:value="24321330" table:style-name="ce2">
            <text:p>24321330</text:p>
          </table:table-cell>
          <table:table-cell office:value-type="float" office:value="12605468" table:style-name="ce2">
            <text:p>12605468</text:p>
          </table:table-cell>
          <table:table-cell office:value-type="float" office:value="41256107" table:style-name="ce1">
            <text:p>412561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ormosan</text:span><text:span text:style-name="T2"><text:s/>Naruwan</text:span><text:span text:style-name="T2"><text:s/>Hotel</text:span><text:span text:style-name="T2"><text:s/>&amp;</text:span><text:span text:style-name="T2"><text:s/>Resort</text:span><text:span text:style-name="T2"><text:s/>Taitung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澎湖福朋喜來登酒店</text:span></text:p>
          </table:table-cell>
          <table:table-cell office:value-type="string" table:style-name="ce3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1213" table:style-name="ce2">
            <text:p>1213</text:p>
          </table:table-cell>
          <table:table-cell office:value-type="string" table:style-name="ce2">
            <text:p><text:span text:style-name="T2">13.09%</text:span></text:p>
          </table:table-cell>
          <table:table-cell office:value-type="float" office:value="2265" table:style-name="ce2">
            <text:p>2265</text:p>
          </table:table-cell>
          <table:table-cell office:value-type="float" office:value="2747275" table:style-name="ce2">
            <text:p>2747275</text:p>
          </table:table-cell>
          <table:table-cell office:value-type="float" office:value="6849556" table:style-name="ce2">
            <text:p>6849556</text:p>
          </table:table-cell>
          <table:table-cell office:value-type="float" office:value="10995218" table:style-name="ce1">
            <text:p>109952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our</text:span><text:span text:style-name="T2"><text:s/>Point</text:span><text:span text:style-name="T2"><text:s/>by</text:span><text:span text:style-name="T2"><text:s/>Sheraton</text:span><text:span text:style-name="T2"><text:s/>Penghu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耐斯王⼦⼤飯店</text:span></text:p>
          </table:table-cell>
          <table:table-cell office:value-type="string" table:style-name="ce3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4628" table:style-name="ce2">
            <text:p>4628</text:p>
          </table:table-cell>
          <table:table-cell office:value-type="string" table:style-name="ce2">
            <text:p><text:span text:style-name="T2">67.46%</text:span></text:p>
          </table:table-cell>
          <table:table-cell office:value-type="float" office:value="2798" table:style-name="ce2">
            <text:p>2798</text:p>
          </table:table-cell>
          <table:table-cell office:value-type="float" office:value="12948264" table:style-name="ce2">
            <text:p>12948264</text:p>
          </table:table-cell>
          <table:table-cell office:value-type="float" office:value="15089916" table:style-name="ce2">
            <text:p>15089916</text:p>
          </table:table-cell>
          <table:table-cell office:value-type="float" office:value="29424382" table:style-name="ce1">
            <text:p>294243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Nice</text:span><text:span text:style-name="T2"><text:s/>Prince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和昇帝景飯店</text:span></text:p>
          </table:table-cell>
          <table:table-cell office:value-type="string" table:style-name="ce3">
            <text:p>Others</text:p>
          </table:table-cell>
          <table:table-cell office:value-type="float" office:value="60" table:style-name="ce2">
            <text:p>60</text:p>
          </table:table-cell>
          <table:table-cell office:value-type="float" office:value="771" table:style-name="ce2">
            <text:p>771</text:p>
          </table:table-cell>
          <table:table-cell office:value-type="string" table:style-name="ce2">
            <text:p><text:span text:style-name="T2">45.89%</text:span></text:p>
          </table:table-cell>
          <table:table-cell office:value-type="float" office:value="2542" table:style-name="ce2">
            <text:p>2542</text:p>
          </table:table-cell>
          <table:table-cell office:value-type="float" office:value="1960237" table:style-name="ce2">
            <text:p>1960237</text:p>
          </table:table-cell>
          <table:table-cell office:value-type="float" office:value="3000" table:style-name="ce2">
            <text:p>3000</text:p>
          </table:table-cell>
          <table:table-cell office:value-type="float" office:value="1963237" table:style-name="ce1">
            <text:p>19632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lake.sunrisein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瓏⼭林台北中和飯店</text:span></text:p>
          </table:table-cell>
          <table:table-cell office:value-type="string" table:style-name="ce3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1079" table:style-name="ce2">
            <text:p>1079</text:p>
          </table:table-cell>
          <table:table-cell office:value-type="string" table:style-name="ce2">
            <text:p><text:span text:style-name="T2">30.58%</text:span></text:p>
          </table:table-cell>
          <table:table-cell office:value-type="float" office:value="2860" table:style-name="ce2">
            <text:p>2860</text:p>
          </table:table-cell>
          <table:table-cell office:value-type="float" office:value="3086185" table:style-name="ce2">
            <text:p>3086185</text:p>
          </table:table-cell>
          <table:table-cell office:value-type="float" office:value="4011308" table:style-name="ce2">
            <text:p>4011308</text:p>
          </table:table-cell>
          <table:table-cell office:value-type="float" office:value="8371264" table:style-name="ce1">
            <text:p>83712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RSL</text:span><text:span text:style-name="T2"><text:s/>Hotel</text:span><text:span text:style-name="T2"><text:s/>Taipei</text:span><text:span text:style-name="T2"><text:s/>Zhonghe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碧特弗⼤飯店</text:span></text:p>
          </table:table-cell>
          <table:table-cell office:value-type="string" table:style-name="ce3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482" table:style-name="ce2">
            <text:p>482</text:p>
          </table:table-cell>
          <table:table-cell office:value-type="string" table:style-name="ce2">
            <text:p><text:span text:style-name="T2">31.88%</text:span></text:p>
          </table:table-cell>
          <table:table-cell office:value-type="float" office:value="2317" table:style-name="ce2">
            <text:p>2317</text:p>
          </table:table-cell>
          <table:table-cell office:value-type="float" office:value="1116573" table:style-name="ce2">
            <text:p>1116573</text:p>
          </table:table-cell>
          <table:table-cell office:value-type="float" office:value="165137" table:style-name="ce2">
            <text:p>165137</text:p>
          </table:table-cell>
          <table:table-cell office:value-type="float" office:value="1281710" table:style-name="ce1">
            <text:p>12817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eautiful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美麗春天⼤飯店</text:span></text:p>
          </table:table-cell>
          <table:table-cell office:value-type="string" table:style-name="ce3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306" table:style-name="ce2">
            <text:p>306</text:p>
          </table:table-cell>
          <table:table-cell office:value-type="string" table:style-name="ce2">
            <text:p><text:span text:style-name="T2">32.14%</text:span></text:p>
          </table:table-cell>
          <table:table-cell office:value-type="float" office:value="2323" table:style-name="ce2">
            <text:p>2323</text:p>
          </table:table-cell>
          <table:table-cell office:value-type="float" office:value="710879" table:style-name="ce2">
            <text:p>710879</text:p>
          </table:table-cell>
          <table:table-cell office:value-type="float" office:value="218902" table:style-name="ce2">
            <text:p>218902</text:p>
          </table:table-cell>
          <table:table-cell office:value-type="float" office:value="929781" table:style-name="ce1">
            <text:p>9297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eautiful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遠百企業觀光旅館</text:span></text:p>
          </table:table-cell>
          <table:table-cell office:value-type="string" table:style-name="ce3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<text:span text:style-name="T2">6.61%</text:span></text:p>
          </table:table-cell>
          <table:table-cell office:value-type="float" office:value="1011" table:style-name="ce2">
            <text:p>1011</text:p>
          </table:table-cell>
          <table:table-cell office:value-type="float" office:value="74800" table:style-name="ce2">
            <text:p>74800</text:p>
          </table:table-cell>
          <table:table-cell office:value-type="float" office:value="0" table:style-name="ce2">
            <text:p>0</text:p>
          </table:table-cell>
          <table:table-cell office:value-type="float" office:value="74800" table:style-name="ce1">
            <text:p>74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Far</text:span><text:span text:style-name="T2"><text:s/>Eastem</text:span><text:span text:style-name="T2"><text:s/>Geant</text:span><text:span text:style-name="T2"><text:s/>Tourist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幼獅⼤飯店</text:span></text:p>
          </table:table-cell>
          <table:table-cell office:value-type="string" table:style-name="ce3">
            <text:p>Others</text:p>
          </table:table-cell>
          <table:table-cell office:value-type="float" office:value="55" table:style-name="ce2">
            <text:p>55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<text:span text:style-name="T2">20.78%</text:span></text:p>
          </table:table-cell>
          <table:table-cell office:value-type="float" office:value="2261" table:style-name="ce2">
            <text:p>2261</text:p>
          </table:table-cell>
          <table:table-cell office:value-type="float" office:value="723560" table:style-name="ce2">
            <text:p>723560</text:p>
          </table:table-cell>
          <table:table-cell office:value-type="float" office:value="0" table:style-name="ce2">
            <text:p>0</text:p>
          </table:table-cell>
          <table:table-cell office:value-type="float" office:value="759760" table:style-name="ce1">
            <text:p>7597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Lion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⼭泉⼤飯店</text:span></text:p>
          </table:table-cell>
          <table:table-cell office:value-type="string" table:style-name="ce3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2632" table:style-name="ce2">
            <text:p>2632</text:p>
          </table:table-cell>
          <table:table-cell office:value-type="string" table:style-name="ce2">
            <text:p><text:span text:style-name="T2">56.29%</text:span></text:p>
          </table:table-cell>
          <table:table-cell office:value-type="float" office:value="2232" table:style-name="ce2">
            <text:p>2232</text:p>
          </table:table-cell>
          <table:table-cell office:value-type="float" office:value="5874625" table:style-name="ce2">
            <text:p>5874625</text:p>
          </table:table-cell>
          <table:table-cell office:value-type="float" office:value="256420" table:style-name="ce2">
            <text:p>256420</text:p>
          </table:table-cell>
          <table:table-cell office:value-type="float" office:value="6453732" table:style-name="ce1">
            <text:p>64537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Sun</text:span><text:span text:style-name="T2"><text:s/>Spring</text:span><text:span text:style-name="T2"><text:s/>Resort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悅川酒店</text:span></text:p>
          </table:table-cell>
          <table:table-cell office:value-type="string" table:style-name="ce3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1886" table:style-name="ce2">
            <text:p>1886</text:p>
          </table:table-cell>
          <table:table-cell office:value-type="string" table:style-name="ce2">
            <text:p><text:span text:style-name="T2">65.40%</text:span></text:p>
          </table:table-cell>
          <table:table-cell office:value-type="float" office:value="3339" table:style-name="ce2">
            <text:p>3339</text:p>
          </table:table-cell>
          <table:table-cell office:value-type="float" office:value="6298056" table:style-name="ce2">
            <text:p>6298056</text:p>
          </table:table-cell>
          <table:table-cell office:value-type="float" office:value="7054549" table:style-name="ce2">
            <text:p>7054549</text:p>
          </table:table-cell>
          <table:table-cell office:value-type="float" office:value="13895071" table:style-name="ce1">
            <text:p>138950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The</text:span><text:span text:style-name="T2"><text:s/>Walden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台東桂⽥喜來登酒店</text:p>
          </table:table-cell>
          <table:table-cell office:value-type="string" table:style-name="ce3">
            <text:p>Others</text:p>
          </table:table-cell>
          <table:table-cell office:value-type="float" office:value="290" table:style-name="ce2">
            <text:p>290</text:p>
          </table:table-cell>
          <table:table-cell office:value-type="float" office:value="3387" table:style-name="ce2">
            <text:p>3387</text:p>
          </table:table-cell>
          <table:table-cell office:value-type="string" table:style-name="ce2">
            <text:p><text:span text:style-name="T2">41.71%</text:span></text:p>
          </table:table-cell>
          <table:table-cell office:value-type="float" office:value="4718" table:style-name="ce2">
            <text:p>4718</text:p>
          </table:table-cell>
          <table:table-cell office:value-type="float" office:value="15980744" table:style-name="ce2">
            <text:p>15980744</text:p>
          </table:table-cell>
          <table:table-cell office:value-type="float" office:value="10835712" table:style-name="ce2">
            <text:p>10835712</text:p>
          </table:table-cell>
          <table:table-cell office:value-type="float" office:value="27651014" table:style-name="ce1">
            <text:p>276510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QUEENAPLAZA</text:span><text:span text:style-name="T2"><text:s/>HOTEL</text:span><text:span text:style-name="T2"><text:s/>TAITUNG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寶華⼤飯店</text:span></text:p>
          </table:table-cell>
          <table:table-cell office:value-type="string" table:style-name="ce3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pan text:style-name="T2">0.09%</text:span></text:p>
          </table:table-cell>
          <table:table-cell office:value-type="float" office:value="3650" table:style-name="ce2">
            <text:p>3650</text:p>
          </table:table-cell>
          <table:table-cell office:value-type="float" office:value="7300" table:style-name="ce2">
            <text:p>7300</text:p>
          </table:table-cell>
          <table:table-cell office:value-type="float" office:value="0" table:style-name="ce2">
            <text:p>0</text:p>
          </table:table-cell>
          <table:table-cell office:value-type="float" office:value="9300" table:style-name="ce1">
            <text:p>93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Bowa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⻑榮桂冠酒店</text:span><text:span text:style-name="T2">(</text:span><text:span text:style-name="T1">基隆</text:span><text:span text:style-name="T2">)</text:span></text:p>
          </table:table-cell>
          <table:table-cell office:value-type="string" table:style-name="ce3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2545" table:style-name="ce2">
            <text:p>2545</text:p>
          </table:table-cell>
          <table:table-cell office:value-type="string" table:style-name="ce2">
            <text:p><text:span text:style-name="T2">64.92%</text:span></text:p>
          </table:table-cell>
          <table:table-cell office:value-type="float" office:value="3547" table:style-name="ce2">
            <text:p>3547</text:p>
          </table:table-cell>
          <table:table-cell office:value-type="float" office:value="9027928" table:style-name="ce2">
            <text:p>9027928</text:p>
          </table:table-cell>
          <table:table-cell office:value-type="float" office:value="5806689" table:style-name="ce2">
            <text:p>5806689</text:p>
          </table:table-cell>
          <table:table-cell office:value-type="float" office:value="17990586" table:style-name="ce1">
            <text:p>179905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Evergreen</text:span><text:span text:style-name="T2"><text:s/>Laurel</text:span><text:span text:style-name="T2"><text:s/>Hotel</text:span><text:span text:style-name="T2"><text:s/>(Keelung)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鈺通⼤飯店</text:span></text:p>
          </table:table-cell>
          <table:table-cell office:value-type="string" table:style-name="ce3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1474" table:style-name="ce2">
            <text:p>1474</text:p>
          </table:table-cell>
          <table:table-cell office:value-type="string" table:style-name="ce2">
            <text:p><text:span text:style-name="T2">43.87%</text:span></text:p>
          </table:table-cell>
          <table:table-cell office:value-type="float" office:value="2112" table:style-name="ce2">
            <text:p>2112</text:p>
          </table:table-cell>
          <table:table-cell office:value-type="float" office:value="3113620" table:style-name="ce2">
            <text:p>3113620</text:p>
          </table:table-cell>
          <table:table-cell office:value-type="float" office:value="5221772" table:style-name="ce2">
            <text:p>5221772</text:p>
          </table:table-cell>
          <table:table-cell office:value-type="float" office:value="8378980" table:style-name="ce1">
            <text:p>83789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Yuh-Tong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陸島酒店</text:span></text:p>
          </table:table-cell>
          <table:table-cell office:value-type="string" table:style-name="ce3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254" table:style-name="ce2">
            <text:p>254</text:p>
          </table:table-cell>
          <table:table-cell office:value-type="string" table:style-name="ce2">
            <text:p><text:span text:style-name="T2">19.30%</text:span></text:p>
          </table:table-cell>
          <table:table-cell office:value-type="float" office:value="2012" table:style-name="ce2">
            <text:p>2012</text:p>
          </table:table-cell>
          <table:table-cell office:value-type="float" office:value="510969" table:style-name="ce2">
            <text:p>510969</text:p>
          </table:table-cell>
          <table:table-cell office:value-type="float" office:value="42400" table:style-name="ce2">
            <text:p>42400</text:p>
          </table:table-cell>
          <table:table-cell office:value-type="float" office:value="598834" table:style-name="ce1">
            <text:p>5988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LUDAO</text:span><text:span text:style-name="T2"><text:s/>HOTEL</text:span></text:p>
          </table:table-cell>
          <table:table-cell office:value-type="string" table:style-name="ce3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Microsoft JhengHei" svg:font-family="&quot;Microsoft JhengHei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emmayianpan</dc:creator>
    <meta:creation-date>2006-09-13T11:21:51Z</meta:creation-date>
    <dc:date>2021-03-24T22:16:53Z</dc:date>
  </office:meta>
</office:document-meta>
</file>